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8cm"/>
    </style:style>
    <style:style style:name="co2" style:family="table-column">
      <style:table-column-properties fo:break-before="auto" style:column-width="1.221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6.521cm"/>
    </style:style>
    <style:style style:name="co5" style:family="table-column">
      <style:table-column-properties fo:break-before="auto" style:column-width="16.372cm"/>
    </style:style>
    <style:style style:name="co6" style:family="table-column">
      <style:table-column-properties fo:break-before="auto" style:column-width="11.037cm"/>
    </style:style>
    <style:style style:name="co7" style:family="table-column">
      <style:table-column-properties fo:break-before="auto" style:column-width="12.734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732cm" fo:break-before="auto" style:use-optimal-row-height="true"/>
    </style:style>
    <style:style style:name="ro2" style:family="table-row">
      <style:table-row-properties style:row-height="0.69cm" fo:break-before="auto" style:use-optimal-row-height="true"/>
    </style:style>
    <style:style style:name="ro3" style:family="table-row">
      <style:table-row-properties style:row-height="1.374cm" fo:break-before="auto" style:use-optimal-row-height="false"/>
    </style:style>
    <style:style style:name="ro4" style:family="table-row">
      <style:table-row-properties style:row-height="0.993cm" fo:break-before="auto" style:use-optimal-row-height="true"/>
    </style:style>
    <style:style style:name="ro5" style:family="table-row">
      <style:table-row-properties style:row-height="1.96cm" fo:break-before="auto" style:use-optimal-row-height="true"/>
    </style:style>
    <style:style style:name="ro6" style:family="table-row">
      <style:table-row-properties style:row-height="2.895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6.2cm" fo:break-before="auto" style:use-optimal-row-height="true"/>
    </style:style>
    <style:style style:name="ro9" style:family="table-row">
      <style:table-row-properties style:row-height="2.427cm" fo:break-before="auto" style:use-optimal-row-height="true"/>
    </style:style>
    <style:style style:name="ro10" style:family="table-row">
      <style:table-row-properties style:row-height="1.49cm" fo:break-before="auto" style:use-optimal-row-height="true"/>
    </style:style>
    <style:style style:name="ro11" style:family="table-row">
      <style:table-row-properties style:row-height="3.364cm" fo:break-before="auto" style:use-optimal-row-height="true"/>
    </style:style>
    <style:style style:name="ro12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L2">
      <style:table-cell-properties style:text-align-source="fix" style:repeat-content="false" style:vertical-align="middle"/>
      <style:paragraph-properties fo:text-align="start" fo:margin-left="0cm"/>
    </style:style>
    <style:style style:name="ce2" style:family="table-cell" style:parent-style-name="L2">
      <style:table-cell-properties style:text-align-source="value-type" style:repeat-content="false" style:vertical-align="middle"/>
      <style:paragraph-properties fo:margin-left="0cm"/>
    </style:style>
    <style:style style:name="ce3" style:family="table-cell" style:parent-style-name="L3">
      <style:table-cell-properties style:text-align-source="value-type" style:repeat-content="false" style:vertical-align="middle"/>
      <style:paragraph-properties fo:margin-left="0cm"/>
    </style:style>
    <style:style style:name="ce4" style:family="table-cell" style:parent-style-name="L4">
      <style:table-cell-properties style:text-align-source="value-type" style:repeat-content="false" style:vertical-align="middle"/>
      <style:paragraph-properties fo:margin-left="0cm"/>
    </style:style>
    <style:style style:name="ce5" style:family="table-cell" style:parent-style-name="L4">
      <style:table-cell-properties style:text-align-source="fix" style:repeat-content="false" style:vertical-align="middle"/>
      <style:paragraph-properties fo:text-align="start" fo:margin-left="0cm"/>
    </style:style>
    <style:style style:name="ce6" style:family="table-cell" style:parent-style-name="L5">
      <style:table-cell-properties style:text-align-source="value-type" style:repeat-content="false" style:vertical-align="middle"/>
      <style:paragraph-properties fo:margin-left="0cm"/>
      <style:text-properties fo:font-style="normal" style:font-style-asian="normal" style:font-style-complex="normal"/>
    </style:style>
    <style:style style:name="ce7" style:family="table-cell" style:parent-style-name="L5">
      <style:table-cell-properties style:text-align-source="value-type" style:repeat-content="false" style:vertical-align="middle"/>
      <style:paragraph-properties fo:margin-left="0cm"/>
    </style:style>
    <style:style style:name="ce8" style:family="table-cell" style:parent-style-name="L5">
      <style:table-cell-properties style:text-align-source="fix" style:repeat-content="false" style:vertical-align="middle"/>
      <style:paragraph-properties fo:text-align="start" fo:margin-left="0cm"/>
    </style:style>
    <style:style style:name="ce9" style:family="table-cell" style:parent-style-name="L5">
      <style:table-cell-properties style:vertical-align="middle"/>
    </style:style>
    <style:style style:name="ce10" style:family="table-cell" style:parent-style-name="L5">
      <style:table-cell-properties style:text-align-source="fix" style:repeat-content="false" style:rotation-angle="90" style:vertical-align="middle"/>
      <style:paragraph-properties fo:text-align="center"/>
    </style:style>
    <style:style style:name="ce11" style:family="table-cell" style:parent-style-name="L6">
      <style:table-cell-properties style:text-align-source="value-type" style:repeat-content="false" style:vertical-align="middle"/>
      <style:paragraph-properties fo:margin-left="0cm"/>
    </style:style>
    <style:style style:name="ce12" style:family="table-cell" style:parent-style-name="L6">
      <style:table-cell-properties style:text-align-source="fix" style:repeat-content="false" style:vertical-align="middle"/>
      <style:paragraph-properties fo:text-align="start" fo:margin-left="0cm"/>
    </style:style>
    <style:style style:name="ce13" style:family="table-cell" style:parent-style-name="L6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L6">
      <style:table-cell-properties style:vertical-align="middle"/>
    </style:style>
    <style:style style:name="ce15" style:family="table-cell" style:parent-style-name="L6">
      <style:table-cell-properties style:text-align-source="value-type" style:repeat-content="false" style:vertical-align="middle"/>
      <style:paragraph-properties fo:margin-left="0cm"/>
      <style:text-properties fo:font-size="16pt" style:font-size-asian="16pt" style:font-size-complex="16pt"/>
    </style:style>
    <style:style style:name="ce16" style:family="table-cell" style:parent-style-name="L7">
      <style:table-cell-properties style:text-align-source="value-type" style:repeat-content="false" style:vertical-align="middle"/>
      <style:paragraph-properties fo:margin-left="0cm"/>
      <style:text-properties fo:font-style="normal" style:font-style-asian="normal" style:font-style-complex="normal"/>
    </style:style>
    <style:style style:name="ce17" style:family="table-cell" style:parent-style-name="L7">
      <style:table-cell-properties style:text-align-source="value-type" style:repeat-content="false" style:vertical-align="middle"/>
      <style:paragraph-properties fo:margin-left="0cm"/>
    </style:style>
    <style:style style:name="ce18" style:family="table-cell" style:parent-style-name="L7">
      <style:table-cell-properties style:text-align-source="fix" style:repeat-content="false" style:vertical-align="middle"/>
      <style:paragraph-properties fo:text-align="start" fo:margin-left="0cm"/>
    </style:style>
    <style:style style:name="ce19" style:family="table-cell" style:parent-style-name="L7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L7">
      <style:table-cell-properties style:text-align-source="value-type" style:repeat-content="false" style:vertical-align="middle"/>
      <style:paragraph-properties fo:margin-left="0cm"/>
      <style:text-properties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Consolas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L7">
      <style:table-cell-properties style:vertical-align="middle"/>
    </style:style>
    <style:style style:name="ce22" style:family="table-cell" style:parent-style-name="L8">
      <style:table-cell-properties style:text-align-source="value-type" style:repeat-content="false" style:vertical-align="middle"/>
      <style:paragraph-properties fo:margin-left="0cm"/>
    </style:style>
    <style:style style:name="ce23" style:family="table-cell" style:parent-style-name="L8">
      <style:table-cell-properties style:text-align-source="fix" style:repeat-content="false"/>
      <style:paragraph-properties fo:text-align="start" fo:margin-left="0cm"/>
    </style:style>
    <style:style style:name="ce24" style:family="table-cell" style:parent-style-name="L8">
      <style:table-cell-properties style:vertical-align="middle"/>
    </style:style>
    <style:style style:name="ce25" style:family="table-cell" style:parent-style-name="L9">
      <style:table-cell-properties style:text-align-source="fix" style:repeat-content="false"/>
      <style:paragraph-properties fo:text-align="start" fo:margin-left="0cm"/>
    </style:style>
    <style:style style:name="ce26" style:family="table-cell" style:parent-style-name="L9">
      <style:table-cell-properties style:text-align-source="value-type" style:repeat-content="false" style:vertical-align="middle"/>
      <style:paragraph-properties fo:margin-left="0cm"/>
    </style:style>
    <style:style style:name="ce27" style:family="table-cell" style:parent-style-name="L9">
      <style:table-cell-properties style:vertical-align="middle"/>
    </style:style>
    <style:style style:name="ce28" style:family="table-cell" style:parent-style-name="L10">
      <style:table-cell-properties style:text-align-source="fix" style:repeat-content="false"/>
      <style:paragraph-properties fo:text-align="start" fo:margin-left="0cm"/>
    </style:style>
    <style:style style:name="ce29" style:family="table-cell" style:parent-style-name="L10">
      <style:table-cell-properties style:vertical-align="middle"/>
    </style:style>
    <style:style style:name="ce30" style:family="table-cell" style:parent-style-name="L5">
      <style:table-cell-properties style:text-align-source="fix" style:repeat-content="false"/>
      <style:paragraph-properties fo:text-align="justify" fo:margin-left="0cm"/>
    </style:style>
    <style:style style:name="ce31" style:family="table-cell" style:parent-style-name="L4">
      <style:table-cell-properties style:vertical-align="middle"/>
      <style:paragraph-properties fo:margin-left="0cm"/>
    </style:style>
    <style:style style:name="ce32" style:family="table-cell" style:parent-style-name="Mapping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name-complex="Consolas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Mapping">
      <style:table-cell-properties style:text-align-source="fix" style:repeat-content="false"/>
      <style:paragraph-properties fo:text-align="start" fo:margin-left="0cm"/>
    </style:style>
    <style:style style:name="ce34" style:family="table-cell" style:parent-style-name="Mapping">
      <style:table-cell-properties style:vertical-align="middle"/>
    </style:style>
    <style:style style:name="ce35" style:family="table-cell" style:parent-style-name="L5">
      <style:table-cell-properties fo:wrap-option="wrap"/>
    </style:style>
  </office:automatic-styles>
  <office:body>
    <office:spreadsheet>
      <table:table table:name="Sheet1" table:style-name="ta1">
        <table:table-column table:style-name="co1" table:default-cell-style-name="L1"/>
        <table:table-column table:style-name="co2" table:default-cell-style-name="L2"/>
        <table:table-column table:style-name="co2" table:default-cell-style-name="L3"/>
        <table:table-column table:style-name="co2" table:default-cell-style-name="L4"/>
        <table:table-column table:style-name="co2" table:default-cell-style-name="L5"/>
        <table:table-column table:style-name="co2" table:default-cell-style-name="L6"/>
        <table:table-column table:style-name="co2" table:default-cell-style-name="L7"/>
        <table:table-column table:style-name="co3" table:default-cell-style-name="L8"/>
        <table:table-column table:style-name="co2" table:default-cell-style-name="L9"/>
        <table:table-column table:style-name="co4" table:default-cell-style-name="L10"/>
        <table:table-column table:style-name="co5" table:default-cell-style-name="Mapping"/>
        <table:table-column table:style-name="co6" table:default-cell-style-name="Mapping"/>
        <table:table-column table:style-name="co7" table:default-cell-style-name="Mapping"/>
        <table:table-row table:style-name="ro1">
          <table:table-cell office:value-type="string" table:number-columns-spanned="10" table:number-rows-spanned="1">
            <text:p>RegistreringType1</text:p>
          </table:table-cell>
          <table:covered-table-cell table:number-columns-repeated="9"/>
          <table:table-cell table:style-name="Heading" office:value-type="string">
            <text:p>E&amp;M</text:p>
          </table:table-cell>
          <table:table-cell table:style-name="Heading" office:value-type="string">
            <text:p>DPR</text:p>
          </table:table-cell>
          <table:table-cell table:style-name="Heading" office:value-type="string">
            <text:p>KMD</text:p>
          </table:table-cell>
        </table:table-row>
        <table:table-row table:style-name="ro2">
          <table:table-cell/>
          <table:table-cell office:value-type="string" table:number-columns-spanned="12" table:number-rows-spanned="1">
            <text:p>AktoerRef</text:p>
          </table:table-cell>
          <table:covered-table-cell table:number-columns-repeated="11"/>
        </table:table-row>
        <table:table-row table:style-name="ro2">
          <table:table-cell table:number-columns-repeated="2"/>
          <table:table-cell office:value-type="string" table:number-columns-spanned="8" table:number-rows-spanned="1">
            <text:p>Item</text:p>
          </table:table-cell>
          <table:covered-table-cell table:number-columns-repeated="7"/>
          <table:table-cell office:value-type="string">
            <text:p>{F2B564A4-CB97-4984-990C-39A5F010BDE3}</text:p>
          </table:table-cell>
          <table:table-cell table:style-name="ce32" office:value-type="string">
            <text:p>{4A953CF9-B4C1-4ce9-BF09-2BF655DC61C7}</text:p>
          </table:table-cell>
          <table:table-cell/>
        </table:table-row>
        <table:table-row table:style-name="ro2">
          <table:table-cell table:number-columns-repeated="2"/>
          <table:table-cell office:value-type="string" table:number-columns-spanned="8" table:number-rows-spanned="1">
            <text:p>ItemElementName</text:p>
          </table:table-cell>
          <table:covered-table-cell table:number-columns-repeated="7"/>
          <table:table-cell table:number-columns-repeated="2" office:value-type="string">
            <text:p>UUID</text:p>
          </table:table-cell>
          <table:table-cell/>
        </table:table-row>
        <table:table-row table:style-name="ro2">
          <table:table-cell/>
          <table:table-cell table:style-name="ce1" office:value-type="string" table:number-columns-spanned="12" table:number-rows-spanned="1">
            <text:p>AttributListe</text:p>
          </table:table-cell>
          <table:covered-table-cell table:number-columns-repeated="11"/>
        </table:table-row>
        <table:table-row table:style-name="ro2">
          <table:table-cell table:number-columns-repeated="2"/>
          <table:table-cell table:style-name="ce3" office:value-type="string" table:number-columns-spanned="11" table:number-rows-spanned="1">
            <text:p>Egenskab</text:p>
          </table:table-cell>
          <table:covered-table-cell table:number-columns-repeated="10"/>
        </table:table-row>
        <table:table-row table:style-name="ro3">
          <table:table-cell table:number-columns-repeated="3"/>
          <table:table-cell office:value-type="string" table:number-columns-spanned="7" table:number-rows-spanned="1">
            <text:p>AndreAdresser</text:p>
          </table:table-cell>
          <table:covered-table-cell table:number-columns-repeated="6"/>
          <table:table-cell table:style-name="ce31" office:value-type="string">
            <text:p>Null</text:p>
          </table:table-cell>
          <table:table-cell table:style-name="L4" office:value-type="string">
            <text:p>(DTPERSBO by PNR where ANNKOR is null with highest TILFDTO)</text:p>
          </table:table-cell>
          <table:table-cell/>
        </table:table-row>
        <table:table-row table:style-name="ro2">
          <table:table-cell table:number-columns-repeated="4"/>
          <table:table-cell table:style-name="ce6" office:value-type="string" table:number-columns-spanned="6" table:number-rows-spanned="1">
            <text:p>VerdenAdresseType</text:p>
          </table:table-cell>
          <table:covered-table-cell table:number-columns-repeated="5"/>
          <table:table-cell table:style-name="L5" office:value-type="string">
            <text:p>(N/A)</text:p>
          </table:table-cell>
          <table:table-cell table:style-name="L5"/>
          <table:table-cell/>
        </table:table-row>
        <table:table-row table:style-name="ro2">
          <table:table-cell table:number-columns-repeated="5"/>
          <table:table-cell table:style-name="ce11" office:value-type="string" table:number-columns-spanned="5" table:number-rows-spanned="1">
            <text:p>ForeignAddressStructure</text:p>
          </table:table-cell>
          <table:covered-table-cell table:number-columns-repeated="4"/>
          <table:table-cell table:style-name="L6" office:value-type="string">
            <text:p>(N/A)</text:p>
          </table:table-cell>
          <table:table-cell table:style-name="L6"/>
          <table:table-cell/>
        </table:table-row>
        <table:table-row table:style-name="ro2">
          <table:table-cell table:number-columns-repeated="6"/>
          <table:table-cell table:style-name="ce16" office:value-type="string" table:number-columns-spanned="4" table:number-rows-spanned="1">
            <text:p>CountryIdentificationCode</text:p>
          </table:table-cell>
          <table:covered-table-cell table:number-columns-repeated="3"/>
          <table:table-cell table:style-name="L7" office:value-type="string">
            <text:p>(N/A)</text:p>
          </table:table-cell>
          <table:table-cell table:style-name="L7"/>
          <table:table-cell/>
        </table:table-row>
        <table:table-row table:style-name="ro2">
          <table:table-cell table:number-columns-repeated="6"/>
          <table:table-cell table:style-name="ce16"/>
          <table:table-cell table:style-name="ce22" office:value-type="string" table:number-columns-spanned="3" table:number-rows-spanned="1">
            <text:p>code</text:p>
          </table:table-cell>
          <table:covered-table-cell table:number-columns-repeated="2"/>
          <table:table-cell office:value-type="string">
            <text:p>(N/A)</text:p>
          </table:table-cell>
          <table:table-cell office:value-type="string">
            <text:p>imk</text:p>
          </table:table-cell>
          <table:table-cell/>
        </table:table-row>
        <table:table-row table:style-name="ro2">
          <table:table-cell table:number-columns-repeated="6"/>
          <table:table-cell table:style-name="ce16"/>
          <table:table-cell table:style-name="ce22" office:value-type="string" table:number-columns-spanned="3" table:number-rows-spanned="1">
            <text:p>scheme</text:p>
          </table:table-cell>
          <table:covered-table-cell table:number-columns-repeated="2"/>
          <table:table-cell office:value-type="string">
            <text:p>(N/A)</text:p>
          </table:table-cell>
          <table:table-cell office:value-type="string">
            <text:p>5100</text:p>
          </table:table-cell>
          <table:table-cell/>
        </table:table-row>
        <table:table-row table:style-name="ro2">
          <table:table-cell table:number-columns-repeated="6"/>
          <table:table-cell table:style-name="ce17" office:value-type="string" table:number-columns-spanned="4" table:number-rows-spanned="1">
            <text:p>LocationDescriptionText</text:p>
          </table:table-cell>
          <table:covered-table-cell table:number-columns-repeated="3"/>
          <table:table-cell office:value-type="string">
            <text:p>(N/A)</text:p>
          </table:table-cell>
          <table:table-cell table:style-name="ce32" office:value-type="string">
            <text:p>DTPERSBO.LOKAL</text:p>
          </table:table-cell>
          <table:table-cell/>
        </table:table-row>
        <table:table-row table:style-name="ro2">
          <table:table-cell table:number-columns-repeated="6"/>
          <table:table-cell table:style-name="ce17" office:value-type="string" table:number-columns-spanned="4" table:number-rows-spanned="1">
            <text:p>PostalAddressFirstLineText</text:p>
          </table:table-cell>
          <table:covered-table-cell table:number-columns-repeated="3"/>
          <table:table-cell office:value-type="string">
            <text:p>(N/A)</text:p>
          </table:table-cell>
          <table:table-cell office:value-type="string">
            <text:p>DTPERSBO.SUPLADR1</text:p>
          </table:table-cell>
          <table:table-cell/>
        </table:table-row>
        <table:table-row table:style-name="ro2">
          <table:table-cell table:number-columns-repeated="6"/>
          <table:table-cell table:style-name="ce17" office:value-type="string" table:number-columns-spanned="4" table:number-rows-spanned="1">
            <text:p>PostalAddressSecondLineText</text:p>
          </table:table-cell>
          <table:covered-table-cell table:number-columns-repeated="3"/>
          <table:table-cell office:value-type="string">
            <text:p>(N/A)</text:p>
          </table:table-cell>
          <table:table-cell office:value-type="string">
            <text:p>DTPERSBO.SUPLADR2</text:p>
          </table:table-cell>
          <table:table-cell/>
        </table:table-row>
        <table:table-row table:style-name="ro2">
          <table:table-cell table:number-columns-repeated="6"/>
          <table:table-cell table:style-name="ce17" office:value-type="string" table:number-columns-spanned="4" table:number-rows-spanned="1">
            <text:p>PostalAddressThirdLineText</text:p>
          </table:table-cell>
          <table:covered-table-cell table:number-columns-repeated="3"/>
          <table:table-cell office:value-type="string">
            <text:p>(N/A)</text:p>
          </table:table-cell>
          <table:table-cell office:value-type="string">
            <text:p>DTPERSBO.SUPLADR3</text:p>
          </table:table-cell>
          <table:table-cell/>
        </table:table-row>
        <table:table-row table:style-name="ro2">
          <table:table-cell table:number-columns-repeated="6"/>
          <table:table-cell table:style-name="ce17" office:value-type="string" table:number-columns-spanned="4" table:number-rows-spanned="1">
            <text:p>PostalAddressFourthLineText</text:p>
          </table:table-cell>
          <table:covered-table-cell table:number-columns-repeated="3"/>
          <table:table-cell office:value-type="string">
            <text:p>(N/A)</text:p>
          </table:table-cell>
          <table:table-cell office:value-type="string">
            <text:p>DTPERSBO.SUPLADR4</text:p>
          </table:table-cell>
          <table:table-cell/>
        </table:table-row>
        <table:table-row table:style-name="ro2">
          <table:table-cell table:number-columns-repeated="6"/>
          <table:table-cell table:style-name="ce18" office:value-type="string" table:number-columns-spanned="4" table:number-rows-spanned="1">
            <text:p>PostalAddressFifthLineText</text:p>
          </table:table-cell>
          <table:covered-table-cell table:number-columns-repeated="3"/>
          <table:table-cell office:value-type="string">
            <text:p>(N/A)</text:p>
          </table:table-cell>
          <table:table-cell office:value-type="string">
            <text:p>DTPERSBO.SUPLADR5</text:p>
          </table:table-cell>
          <table:table-cell/>
        </table:table-row>
        <table:table-row table:style-name="ro2">
          <table:table-cell table:number-columns-repeated="3"/>
          <table:table-cell office:value-type="string" table:number-columns-spanned="7" table:number-rows-spanned="1">
            <text:p>BirthDate</text:p>
          </table:table-cell>
          <table:covered-table-cell table:number-columns-repeated="6"/>
          <table:table-cell office:value-type="string">
            <text:p>date(JY64000V.FODSEL_DATO,JY64000V.FODSEL_UM)</text:p>
          </table:table-cell>
          <table:table-cell office:value-type="string">
            <text:p>DTTOTAL.FOEDDTO</text:p>
          </table:table-cell>
          <table:table-cell/>
        </table:table-row>
        <table:table-row table:style-name="ro2">
          <table:table-cell table:number-columns-repeated="3"/>
          <table:table-cell office:value-type="string" table:number-columns-spanned="7" table:number-rows-spanned="1">
            <text:p>FoedestedNavn</text:p>
          </table:table-cell>
          <table:covered-table-cell table:number-columns-repeated="6"/>
          <table:table-cell office:value-type="string">
            <text:p>JY64000V.FODESTED_TEKST</text:p>
          </table:table-cell>
          <table:table-cell office:value-type="string">
            <text:p>DTTOTAL.FREGSTED</text:p>
          </table:table-cell>
          <table:table-cell/>
        </table:table-row>
        <table:table-row table:style-name="ro4">
          <table:table-cell table:number-columns-repeated="3"/>
          <table:table-cell office:value-type="string" table:number-columns-spanned="7" table:number-rows-spanned="1">
            <text:p>FoedselsregistreringMyndighedNavn</text:p>
          </table:table-cell>
          <table:covered-table-cell table:number-columns-repeated="6"/>
          <table:table-cell office:value-type="string">
            <text:p>AA74000V.MYNDIGHED_NAVN</text:p>
            <text:p>(Through JY64000V.FODSELSREG_MYND_KD)</text:p>
          </table:table-cell>
          <table:table-cell office:value-type="string">
            <text:p>DTTOTAL.FMTXT</text:p>
          </table:table-cell>
          <table:table-cell/>
        </table:table-row>
        <table:table-row table:style-name="ro2">
          <table:table-cell table:number-columns-repeated="3"/>
          <table:table-cell office:value-type="string" table:number-columns-spanned="7" table:number-rows-spanned="1">
            <text:p>KontaktKanal</text:p>
          </table:table-cell>
          <table:covered-table-cell table:number-columns-repeated="6"/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table:number-columns-repeated="3"/>
          <table:table-cell office:value-type="string" table:number-columns-spanned="7" table:number-rows-spanned="1">
            <text:p>NaermestePaaroerende</text:p>
          </table:table-cell>
          <table:covered-table-cell table:number-columns-repeated="6"/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table:number-columns-repeated="3"/>
          <table:table-cell table:style-name="ce4" office:value-type="string" table:number-columns-spanned="10" table:number-rows-spanned="1">
            <text:p>NavnStruktur</text:p>
          </table:table-cell>
          <table:covered-table-cell table:number-columns-repeated="6"/>
          <table:covered-table-cell table:style-name="Default"/>
          <table:covered-table-cell table:number-columns-repeated="2"/>
        </table:table-row>
        <table:table-row table:style-name="ro2">
          <table:table-cell table:number-columns-repeated="4"/>
          <table:table-cell table:style-name="ce7" office:value-type="string" table:number-columns-spanned="6" table:number-rows-spanned="1">
            <text:p>KaldenavnTekst</text:p>
          </table:table-cell>
          <table:covered-table-cell table:number-columns-repeated="5"/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table:number-columns-repeated="4"/>
          <table:table-cell table:style-name="ce8" office:value-type="string" table:number-columns-spanned="6" table:number-rows-spanned="1">
            <text:p>NoteTekst</text:p>
          </table:table-cell>
          <table:covered-table-cell table:number-columns-repeated="5"/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table:number-columns-repeated="4"/>
          <table:table-cell table:style-name="ce7" office:value-type="string" table:number-columns-spanned="6" table:number-rows-spanned="1">
            <text:p>PersonNameForAddressingName</text:p>
          </table:table-cell>
          <table:covered-table-cell table:number-columns-repeated="5"/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table:number-columns-repeated="4"/>
          <table:table-cell table:style-name="ce7" office:value-type="string" table:number-columns-spanned="9" table:number-rows-spanned="1">
            <text:p>PersonNameStructure</text:p>
          </table:table-cell>
          <table:covered-table-cell table:number-columns-repeated="8"/>
        </table:table-row>
        <table:table-row table:style-name="ro2">
          <table:table-cell table:number-columns-repeated="5"/>
          <table:table-cell table:style-name="ce11" office:value-type="string" table:number-columns-spanned="5" table:number-rows-spanned="1">
            <text:p>PersonGivenName</text:p>
          </table:table-cell>
          <table:covered-table-cell table:number-columns-repeated="4"/>
          <table:table-cell office:value-type="string">
            <text:p>JY64000V.ADRESSERINGSNAVN (first)</text:p>
          </table:table-cell>
          <table:table-cell office:value-type="string">
            <text:p>DTTOTAL.FORNVN</text:p>
          </table:table-cell>
          <table:table-cell/>
        </table:table-row>
        <table:table-row table:style-name="ro2">
          <table:table-cell table:number-columns-repeated="5"/>
          <table:table-cell table:style-name="ce11" office:value-type="string" table:number-columns-spanned="5" table:number-rows-spanned="1">
            <text:p>PersonMiddleName</text:p>
          </table:table-cell>
          <table:covered-table-cell table:number-columns-repeated="4"/>
          <table:table-cell office:value-type="string">
            <text:p>JY64000V.ADRESSERINGSNAVN (middle)</text:p>
          </table:table-cell>
          <table:table-cell office:value-type="string">
            <text:p>DTTOTAL.EFTERNVN (all but last)</text:p>
          </table:table-cell>
          <table:table-cell/>
        </table:table-row>
        <table:table-row table:style-name="ro2">
          <table:table-cell table:number-columns-repeated="5"/>
          <table:table-cell table:style-name="ce12" office:value-type="string" table:number-columns-spanned="5" table:number-rows-spanned="1">
            <text:p>PersonSurnameName</text:p>
          </table:table-cell>
          <table:covered-table-cell table:number-columns-repeated="4"/>
          <table:table-cell office:value-type="string">
            <text:p>JY64000V.ADRESSERINGSNAVN (last)</text:p>
          </table:table-cell>
          <table:table-cell office:value-type="string">
            <text:p>DTTOTAL.EFTERNVN (last)</text:p>
          </table:table-cell>
          <table:table-cell/>
        </table:table-row>
        <table:table-row table:style-name="ro2">
          <table:table-cell table:number-columns-repeated="3"/>
          <table:table-cell office:value-type="string" table:number-columns-spanned="7" table:number-rows-spanned="1">
            <text:p>PersonGenderCode</text:p>
          </table:table-cell>
          <table:covered-table-cell table:number-columns-repeated="6"/>
          <table:table-cell office:value-type="string">
            <text:p>JY64000V.KON</text:p>
          </table:table-cell>
          <table:table-cell office:value-type="string">
            <text:p>DTTOTAL.KOEN</text:p>
          </table:table-cell>
          <table:table-cell/>
        </table:table-row>
        <table:table-row table:style-name="ro2">
          <table:table-cell table:number-columns-repeated="3"/>
          <table:table-cell table:style-name="ce4" office:value-type="string" table:number-columns-spanned="10" table:number-rows-spanned="1">
            <text:p>Virkning</text:p>
          </table:table-cell>
          <table:covered-table-cell table:number-columns-repeated="9"/>
        </table:table-row>
        <table:table-row table:style-name="ro5">
          <table:table-cell table:number-columns-repeated="4"/>
          <table:table-cell office:value-type="string" table:number-columns-spanned="6" table:number-rows-spanned="1">
            <text:p>FraTidspunkt</text:p>
          </table:table-cell>
          <table:covered-table-cell table:number-columns-repeated="5"/>
          <table:table-cell office:value-type="string">
            <text:p>Max(</text:p>
            <text:p>date(ADRNAVN_DATO,ADRNAVN_UM),</text:p>
            <text:p>date(JY64000V.FODSEL_DATO,JY64000V.FODSEL_UM)</text:p>
            <text:p>)</text:p>
          </table:table-cell>
          <table:table-cell office:value-type="string">
            <text:p>Max(</text:p>
            <text:p>DTTOTAL.FOEDDTO,</text:p>
            <text:p>DTTOTAL.STHAENST</text:p>
            <text:p>)</text:p>
          </table:table-cell>
          <table:table-cell/>
        </table:table-row>
        <table:table-row table:style-name="ro2">
          <table:table-cell table:number-columns-repeated="4"/>
          <table:table-cell office:value-type="string" table:number-columns-spanned="6" table:number-rows-spanned="1">
            <text:p>TilTidspunkt</text:p>
          </table:table-cell>
          <table:covered-table-cell table:number-columns-repeated="5"/>
          <table:table-cell office:value-type="string">
            <text:p>False</text:p>
          </table:table-cell>
          <table:table-cell office:value-type="string">
            <text:p>Null</text:p>
          </table:table-cell>
          <table:table-cell/>
        </table:table-row>
        <table:table-row table:style-name="ro2">
          <table:table-cell table:number-columns-repeated="2"/>
          <table:table-cell office:value-type="string" table:number-columns-spanned="8" table:number-rows-spanned="1">
            <text:p>LokalUdvidelse</text:p>
          </table:table-cell>
          <table:covered-table-cell table:number-columns-repeated="7"/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table:number-columns-repeated="2"/>
          <table:table-cell table:style-name="ce3" office:value-type="string" table:number-columns-spanned="11" table:number-rows-spanned="1">
            <text:p>RegisterOplysning</text:p>
          </table:table-cell>
          <table:covered-table-cell table:number-columns-repeated="10"/>
        </table:table-row>
        <table:table-row table:style-name="ro2">
          <table:table-cell table:number-columns-repeated="3"/>
          <table:table-cell table:style-name="ce4" office:value-type="string" table:number-columns-spanned="10" table:number-rows-spanned="1">
            <text:p>CprBorger</text:p>
          </table:table-cell>
          <table:covered-table-cell table:number-columns-repeated="9"/>
        </table:table-row>
        <table:table-row table:style-name="ro2">
          <table:table-cell table:number-columns-repeated="4"/>
          <table:table-cell office:value-type="string" table:number-columns-spanned="6" table:number-rows-spanned="1">
            <text:p>AdresseNoteTekst</text:p>
          </table:table-cell>
          <table:covered-table-cell table:number-columns-repeated="5"/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table:number-columns-repeated="4"/>
          <table:table-cell office:value-type="string" table:number-columns-spanned="6" table:number-rows-spanned="1">
            <text:p>FolkekirkeMedlemIndikator</text:p>
          </table:table-cell>
          <table:covered-table-cell table:number-columns-repeated="5"/>
          <table:table-cell office:value-type="string">
            <text:p>FOLKEKIRK_TILH_MRK</text:p>
          </table:table-cell>
          <table:table-cell office:value-type="string">
            <text:p>True if DTTOTAL.FKIRK = F</text:p>
          </table:table-cell>
          <table:table-cell/>
        </table:table-row>
        <table:table-row table:style-name="ro2">
          <table:table-cell table:number-columns-repeated="4"/>
          <table:table-cell table:style-name="ce7" office:value-type="string" table:number-columns-spanned="9" table:number-rows-spanned="1">
            <text:p>FolkeregisterAdresse</text:p>
          </table:table-cell>
          <table:covered-table-cell table:style-name="ce13"/>
          <table:covered-table-cell table:style-name="ce19"/>
          <table:covered-table-cell table:style-name="ce23"/>
          <table:covered-table-cell table:style-name="ce25"/>
          <table:covered-table-cell table:style-name="ce28"/>
          <table:covered-table-cell table:style-name="Default"/>
          <table:covered-table-cell table:number-columns-repeated="2" table:style-name="ce33"/>
        </table:table-row>
        <table:table-row table:style-name="ro2">
          <table:table-cell table:number-columns-repeated="5"/>
          <table:table-cell table:style-name="ce11" office:value-type="string" table:number-columns-spanned="8" table:number-rows-spanned="1">
            <text:p>DanskAdresse</text:p>
          </table:table-cell>
          <table:covered-table-cell table:number-columns-repeated="7"/>
        </table:table-row>
        <table:table-row table:style-name="ro2">
          <table:table-cell table:number-columns-repeated="6"/>
          <table:table-cell table:style-name="ce17" office:value-type="string" table:number-columns-spanned="7" table:number-rows-spanned="1">
            <text:p>AddressComplete</text:p>
          </table:table-cell>
          <table:covered-table-cell table:number-columns-repeated="6"/>
        </table:table-row>
        <table:table-row table:style-name="ro2">
          <table:table-cell table:number-columns-repeated="7"/>
          <table:table-cell table:style-name="ce22" office:value-type="string" table:number-columns-spanned="6" table:number-rows-spanned="1">
            <text:p>AddressAccess</text:p>
          </table:table-cell>
          <table:covered-table-cell table:number-columns-repeated="5"/>
        </table:table-row>
        <table:table-row table:style-name="ro2">
          <table:table-cell table:number-columns-repeated="8"/>
          <table:table-cell office:value-type="string" table:number-columns-spanned="2" table:number-rows-spanned="1">
            <text:p>MunicipalityCode</text:p>
          </table:table-cell>
          <table:covered-table-cell/>
          <table:table-cell office:value-type="string">
            <text:p>JY64000V.KOMMUNENUMMER</text:p>
          </table:table-cell>
          <table:table-cell office:value-type="string">
            <text:p>DTPERSBO.KOMKOD</text:p>
          </table:table-cell>
          <table:table-cell/>
        </table:table-row>
        <table:table-row table:style-name="ro2">
          <table:table-cell table:number-columns-repeated="8"/>
          <table:table-cell office:value-type="string" table:number-columns-spanned="2" table:number-rows-spanned="1">
            <text:p>StreetBuildingIdentifier</text:p>
          </table:table-cell>
          <table:covered-table-cell/>
          <table:table-cell office:value-type="string">
            <text:p>JY64000V.HUS_NUMMER</text:p>
          </table:table-cell>
          <table:table-cell office:value-type="string">
            <text:p>DTPERSBO.HUSNR</text:p>
          </table:table-cell>
          <table:table-cell/>
        </table:table-row>
        <table:table-row table:style-name="ro2">
          <table:table-cell table:number-columns-repeated="8"/>
          <table:table-cell office:value-type="string" table:number-columns-spanned="2" table:number-rows-spanned="1">
            <text:p>StreetCode</text:p>
          </table:table-cell>
          <table:covered-table-cell/>
          <table:table-cell office:value-type="string">
            <text:p>JY64000V.VEJ_KODE</text:p>
          </table:table-cell>
          <table:table-cell office:value-type="string">
            <text:p>DTPERSBO.VEJKOD</text:p>
          </table:table-cell>
          <table:table-cell/>
        </table:table-row>
        <table:table-row table:style-name="ro2">
          <table:table-cell table:number-columns-repeated="7"/>
          <table:table-cell table:style-name="ce22" office:value-type="string" table:number-columns-spanned="6" table:number-rows-spanned="1">
            <text:p>AddressPostal</text:p>
          </table:table-cell>
          <table:covered-table-cell table:number-columns-repeated="5"/>
        </table:table-row>
        <table:table-row table:style-name="ro2">
          <table:table-cell table:number-columns-repeated="8"/>
          <table:table-cell table:style-name="ce26" office:value-type="string" table:number-columns-spanned="5" table:number-rows-spanned="1">
            <text:p>CountryIdentificationCode</text:p>
          </table:table-cell>
          <table:covered-table-cell table:number-columns-repeated="4"/>
        </table:table-row>
        <table:table-row table:style-name="ro2">
          <table:table-cell table:number-columns-repeated="9"/>
          <table:table-cell office:value-type="string">
            <text:p>code</text:p>
          </table:table-cell>
          <table:table-cell table:number-columns-repeated="2" office:value-type="string">
            <text:p>5100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scheme</text:p>
          </table:table-cell>
          <table:table-cell office:value-type="string">
            <text:p>imk</text:p>
          </table:table-cell>
          <table:table-cell office:value-type="string">
            <text:p>imk</text:p>
          </table:table-cell>
          <table:table-cell/>
        </table:table-row>
        <table:table-row table:style-name="ro6">
          <table:table-cell table:number-columns-repeated="8"/>
          <table:table-cell table:style-name="ce27" office:value-type="string" table:number-columns-spanned="2" table:number-rows-spanned="1">
            <text:p>DistrictName </text:p>
          </table:table-cell>
          <table:covered-table-cell/>
          <table:table-cell office:value-type="string">
            <text:p>First(</text:p>
            <text:p>JY64401V.POSTDISTRIKT (through MunicipalityCode,RoadCode,HouseNumber)),</text:p>
            <text:p>JY64401V.POSTDISTRIKT (through MunicipalityCode,RoadCode if only 1),</text:p>
            <text:p>Null</text:p>
            <text:p>)</text:p>
          </table:table-cell>
          <table:table-cell office:value-type="string">
            <text:p>DTTOTAL.POSTTXT</text:p>
          </table:table-cell>
          <table:table-cell/>
        </table:table-row>
        <table:table-row table:style-name="ro2">
          <table:table-cell table:number-columns-repeated="8"/>
          <table:table-cell office:value-type="string" table:number-columns-spanned="2" table:number-rows-spanned="1">
            <text:p>DistrictSubdivisionIdentifier</text:p>
          </table:table-cell>
          <table:covered-table-cell/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table:number-columns-repeated="8"/>
          <table:table-cell office:value-type="string" table:number-columns-spanned="2" table:number-rows-spanned="1">
            <text:p>FloorIdentifier </text:p>
          </table:table-cell>
          <table:covered-table-cell/>
          <table:table-cell office:value-type="string">
            <text:p>JY64000V.ETAGE</text:p>
          </table:table-cell>
          <table:table-cell office:value-type="string">
            <text:p>DTTOTAL.ETAGE</text:p>
          </table:table-cell>
          <table:table-cell/>
        </table:table-row>
        <table:table-row table:style-name="ro2">
          <table:table-cell table:number-columns-repeated="8"/>
          <table:table-cell office:value-type="string" table:number-columns-spanned="2" table:number-rows-spanned="1">
            <text:p>MailDeliverySublocationIdentifier </text:p>
          </table:table-cell>
          <table:covered-table-cell/>
          <table:table-cell table:number-columns-repeated="2" office:value-type="string">
            <text:p>Null</text:p>
          </table:table-cell>
          <table:table-cell/>
        </table:table-row>
        <table:table-row table:style-name="ro6">
          <table:table-cell table:number-columns-repeated="8"/>
          <table:table-cell table:style-name="ce27" office:value-type="string" table:number-columns-spanned="2" table:number-rows-spanned="1">
            <text:p>PostCodeIdentifier </text:p>
          </table:table-cell>
          <table:covered-table-cell/>
          <table:table-cell office:value-type="string">
            <text:p>First(</text:p>
            <text:p>JY64401V.POSTNR (through MunicipalityCode,RoadCode,HouseNumber)),</text:p>
            <text:p>JY64401V.POSTNR (through MunicipalityCode,RoadCode if only 1),</text:p>
            <text:p>AA73400V.POSTNR (through MunicipalityCode,RoadCode,OddEvenRoadSide &amp; HUS_NUMMER between HUSNUMMER_FRA,HUSNUMMER_TIL)</text:p>
            <text:p>)</text:p>
          </table:table-cell>
          <table:table-cell office:value-type="string">
            <text:p>DTPERSBO.POSTNR</text:p>
          </table:table-cell>
          <table:table-cell/>
        </table:table-row>
        <table:table-row table:style-name="ro2">
          <table:table-cell table:number-columns-repeated="8"/>
          <table:table-cell office:value-type="string" table:number-columns-spanned="2" table:number-rows-spanned="1">
            <text:p>PostOfficeBoxIdentifier </text:p>
          </table:table-cell>
          <table:covered-table-cell/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table:number-columns-repeated="8"/>
          <table:table-cell office:value-type="string" table:number-columns-spanned="2" table:number-rows-spanned="1">
            <text:p>StreetBuildingIdentifier</text:p>
          </table:table-cell>
          <table:covered-table-cell/>
          <table:table-cell office:value-type="string">
            <text:p>JY64000V.HUS_NUMMER</text:p>
          </table:table-cell>
          <table:table-cell office:value-type="string">
            <text:p>DTPERSBO.HUSNR</text:p>
          </table:table-cell>
          <table:table-cell/>
        </table:table-row>
        <table:table-row table:style-name="ro4">
          <table:table-cell table:number-columns-repeated="8"/>
          <table:table-cell office:value-type="string" table:number-columns-spanned="2" table:number-rows-spanned="1">
            <text:p>StreetName </text:p>
          </table:table-cell>
          <table:covered-table-cell/>
          <table:table-cell office:value-type="string">
            <text:p>AA73000V.VEJ_NAVN (Through MunicipalityCode,RoadCode – with highest VEJ_OPHOR_TS)</text:p>
          </table:table-cell>
          <table:table-cell office:value-type="string">
            <text:p>DTPERBO.VEJADNVN</text:p>
          </table:table-cell>
          <table:table-cell/>
        </table:table-row>
        <table:table-row table:style-name="ro4">
          <table:table-cell table:number-columns-repeated="8"/>
          <table:table-cell office:value-type="string" table:number-columns-spanned="2" table:number-rows-spanned="1">
            <text:p>StreetNameForAddressingName </text:p>
          </table:table-cell>
          <table:covered-table-cell/>
          <table:table-cell office:value-type="string">
            <text:p>AA73000V.VEJ_NAVN (Through MunicipalityCode,RoadCode – with highest VEJ_OPHOR_TS)</text:p>
          </table:table-cell>
          <table:table-cell office:value-type="string">
            <text:p>DTPERBO.VEJADNVN</text:p>
          </table:table-cell>
          <table:table-cell/>
        </table:table-row>
        <table:table-row table:style-name="ro2">
          <table:table-cell table:number-columns-repeated="8"/>
          <table:table-cell office:value-type="string" table:number-columns-spanned="2" table:number-rows-spanned="1">
            <text:p>SuiteIdentifier </text:p>
          </table:table-cell>
          <table:covered-table-cell/>
          <table:table-cell office:value-type="string">
            <text:p>JY64000V.SIDE_DORNR</text:p>
          </table:table-cell>
          <table:table-cell office:value-type="string">
            <text:p>DTPERSBO.SIDEDOER</text:p>
          </table:table-cell>
          <table:table-cell/>
        </table:table-row>
        <table:table-row table:style-name="ro2">
          <table:table-cell table:number-columns-repeated="6"/>
          <table:table-cell office:value-type="string" table:number-columns-spanned="4" table:number-rows-spanned="1">
            <text:p>AddressPoint</text:p>
          </table:table-cell>
          <table:covered-table-cell table:number-columns-repeated="3"/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table:number-columns-repeated="6"/>
          <table:table-cell table:style-name="ce20" office:value-type="string" table:number-columns-spanned="4" table:number-rows-spanned="1">
            <text:p>NoteTekst</text:p>
          </table:table-cell>
          <table:covered-table-cell table:number-columns-repeated="3"/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table:number-columns-repeated="6"/>
          <table:table-cell office:value-type="string" table:number-columns-spanned="4" table:number-rows-spanned="1">
            <text:p>PolitiDistriktTekst</text:p>
          </table:table-cell>
          <table:covered-table-cell table:number-columns-repeated="3"/>
          <table:table-cell table:number-columns-repeated="2" office:value-type="string">
            <text:p>Null</text:p>
          </table:table-cell>
          <table:table-cell/>
        </table:table-row>
        <table:table-row table:style-name="ro6">
          <table:table-cell table:number-columns-repeated="6"/>
          <table:table-cell table:style-name="ce17" office:value-type="string" table:number-columns-spanned="4" table:number-rows-spanned="1">
            <text:p>PostDistriktTekst</text:p>
          </table:table-cell>
          <table:covered-table-cell table:number-columns-repeated="3"/>
          <table:table-cell office:value-type="string">
            <text:p>First(</text:p>
            <text:p>JY64401V.POSTDISTRIKT (through MunicipalityCode,RoadCode,HouseNumber)),</text:p>
            <text:p>JY64401V.POSTDISTRIKT (through MunicipalityCode,RoadCode if only 1),</text:p>
            <text:p>Null</text:p>
            <text:p>)</text:p>
          </table:table-cell>
          <table:table-cell table:style-name="ce34" office:value-type="string">
            <text:p>DTTOTAL.POSTTXT</text:p>
          </table:table-cell>
          <table:table-cell/>
        </table:table-row>
        <table:table-row table:style-name="ro2">
          <table:table-cell table:number-columns-repeated="6"/>
          <table:table-cell office:value-type="string" table:number-columns-spanned="4" table:number-rows-spanned="1">
            <text:p>SkoleDistriktTekst</text:p>
          </table:table-cell>
          <table:covered-table-cell table:number-columns-repeated="3"/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table:number-columns-repeated="6"/>
          <table:table-cell office:value-type="string" table:number-columns-spanned="4" table:number-rows-spanned="1">
            <text:p>SocialDistriktTekst</text:p>
          </table:table-cell>
          <table:covered-table-cell table:number-columns-repeated="3"/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table:number-columns-repeated="6"/>
          <table:table-cell office:value-type="string" table:number-columns-spanned="4" table:number-rows-spanned="1">
            <text:p>SogneDistriktTekst </text:p>
          </table:table-cell>
          <table:covered-table-cell table:number-columns-repeated="3"/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table:number-columns-repeated="6"/>
          <table:table-cell office:value-type="string" table:number-columns-spanned="4" table:number-rows-spanned="1">
            <text:p>SpecielVejkodeIndikator</text:p>
          </table:table-cell>
          <table:covered-table-cell table:number-columns-repeated="3"/>
          <table:table-cell office:value-type="string">
            <text:p>True if JY64000V.VEJ_KODE&gt;9900</text:p>
          </table:table-cell>
          <table:table-cell office:value-type="string">
            <text:p>False</text:p>
          </table:table-cell>
          <table:table-cell/>
        </table:table-row>
        <table:table-row table:style-name="ro2">
          <table:table-cell table:number-columns-repeated="6"/>
          <table:table-cell office:value-type="string" table:number-columns-spanned="4" table:number-rows-spanned="1">
            <text:p>SpecielVejkodeIndikatorSpecified</text:p>
          </table:table-cell>
          <table:covered-table-cell table:number-columns-repeated="3"/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</table:table-row>
        <table:table-row table:style-name="ro2">
          <table:table-cell table:number-columns-repeated="6"/>
          <table:table-cell office:value-type="string" table:number-columns-spanned="4" table:number-rows-spanned="1">
            <text:p>UkendtAdresseIndikator</text:p>
          </table:table-cell>
          <table:covered-table-cell table:number-columns-repeated="3"/>
          <table:table-cell table:number-columns-repeated="2" office:value-type="string">
            <text:p>False</text:p>
          </table:table-cell>
          <table:table-cell/>
        </table:table-row>
        <table:table-row table:style-name="ro2">
          <table:table-cell table:number-columns-repeated="6"/>
          <table:table-cell office:value-type="string" table:number-columns-spanned="4" table:number-rows-spanned="1">
            <text:p>ValgkredsDistriktTekst</text:p>
          </table:table-cell>
          <table:covered-table-cell table:number-columns-repeated="3"/>
          <table:table-cell table:number-columns-repeated="2" office:value-type="string">
            <text:p>Null</text:p>
          </table:table-cell>
          <table:table-cell/>
        </table:table-row>
        <table:table-row table:style-name="ro5">
          <table:table-cell table:number-columns-repeated="4"/>
          <table:table-cell table:style-name="ce9" office:value-type="string" table:number-columns-spanned="6" table:number-rows-spanned="1">
            <text:p>ForskerBeskyttelseIndikator</text:p>
          </table:table-cell>
          <table:covered-table-cell table:style-name="ce14"/>
          <table:covered-table-cell table:style-name="ce21"/>
          <table:covered-table-cell table:style-name="ce24"/>
          <table:covered-table-cell table:style-name="ce27"/>
          <table:covered-table-cell table:style-name="ce29"/>
          <table:table-cell office:value-type="string">
            <text:p>True if today is between </text:p>
            <text:p>date(JY64000V.VEJVIS_BESKYT_DATO,JY64000V.VEJVIS_BESKYT_UM) </text:p>
            <text:p>and </text:p>
            <text:p>date(JY64000V.VEJVIS_BESK_SLTDTO,JY64000V.VEJVIS_BESK_SLT_UM)</text:p>
          </table:table-cell>
          <table:table-cell office:value-type="string">
            <text:p>True if DTTOTAL.LBMRK=1</text:p>
          </table:table-cell>
          <table:table-cell/>
        </table:table-row>
        <table:table-row table:style-name="ro5">
          <table:table-cell table:number-columns-repeated="4"/>
          <table:table-cell table:style-name="ce9" office:value-type="string" table:number-columns-spanned="6" table:number-rows-spanned="1">
            <text:p>NavneAdresseBeskyttelseIndikator</text:p>
          </table:table-cell>
          <table:covered-table-cell table:style-name="ce14"/>
          <table:covered-table-cell table:style-name="ce21"/>
          <table:covered-table-cell table:style-name="ce24"/>
          <table:covered-table-cell table:style-name="ce27"/>
          <table:covered-table-cell table:style-name="ce29"/>
          <table:table-cell office:value-type="string">
            <text:p>True if today is between </text:p>
            <text:p>date(JY64000V.ADRESSEBESKYT_DATO,JY64000V.ADR_BESKYT_UM) </text:p>
            <text:p>and </text:p>
            <text:p>date(JY64000V.ADR_BESKYT_SLTDATO,JY64000V.ADR_BESKYT_SLT_UM)</text:p>
          </table:table-cell>
          <table:table-cell office:value-type="string">
            <text:p>True if DTTOTAL.ABMRK = 1</text:p>
          </table:table-cell>
          <table:table-cell/>
        </table:table-row>
        <table:table-row table:style-name="ro2">
          <table:table-cell table:number-columns-repeated="4"/>
          <table:table-cell office:value-type="string" table:number-columns-spanned="6" table:number-rows-spanned="1">
            <text:p>PersonCivilRegistrationIdentifier</text:p>
          </table:table-cell>
          <table:covered-table-cell table:number-columns-repeated="5"/>
          <table:table-cell office:value-type="string">
            <text:p>JY64000V.PERSONNUMMER</text:p>
          </table:table-cell>
          <table:table-cell office:value-type="string">
            <text:p>DTTOTAL.PNR</text:p>
          </table:table-cell>
          <table:table-cell/>
        </table:table-row>
        <table:table-row table:style-name="ro7">
          <table:table-cell table:number-columns-repeated="4"/>
          <table:table-cell table:style-name="ce7" office:value-type="string" table:number-columns-spanned="6" table:number-rows-spanned="1">
            <text:p>PersonNationalityCode</text:p>
          </table:table-cell>
          <table:covered-table-cell table:number-columns-repeated="5"/>
          <table:table-cell table:style-name="L5"/>
          <table:table-cell table:style-name="ce35" office:value-type="string">
            <text:p>(DTSTAT through PNR where ANNKOR is null and HAENSLUT null, with highest HAENST)</text:p>
          </table:table-cell>
          <table:table-cell table:style-name="L5"/>
        </table:table-row>
        <table:table-row table:style-name="ro2">
          <table:table-cell table:number-columns-repeated="4"/>
          <table:table-cell table:style-name="ce7"/>
          <table:table-cell table:style-name="ce11" office:value-type="string" table:number-columns-spanned="5" table:number-rows-spanned="1">
            <text:p>code</text:p>
          </table:table-cell>
          <table:covered-table-cell table:number-columns-repeated="4"/>
          <table:table-cell office:value-type="string">
            <text:p>JY64000V.LAND_KODE</text:p>
          </table:table-cell>
          <table:table-cell office:value-type="string">
            <text:p>DTSTAT.MYNKOD</text:p>
          </table:table-cell>
          <table:table-cell/>
        </table:table-row>
        <table:table-row table:style-name="ro2">
          <table:table-cell table:number-columns-repeated="5"/>
          <table:table-cell table:style-name="ce11" office:value-type="string" table:number-columns-spanned="5" table:number-rows-spanned="1">
            <text:p>scheme</text:p>
          </table:table-cell>
          <table:covered-table-cell table:number-columns-repeated="4"/>
          <table:table-cell office:value-type="string">
            <text:p>imk</text:p>
          </table:table-cell>
          <table:table-cell office:value-type="string">
            <text:p>imk</text:p>
          </table:table-cell>
          <table:table-cell/>
        </table:table-row>
        <table:table-row table:style-name="ro2">
          <table:table-cell table:number-columns-repeated="4"/>
          <table:table-cell office:value-type="string" table:number-columns-spanned="6" table:number-rows-spanned="1">
            <text:p>PersonNummerGyldighedStatusIndikator</text:p>
          </table:table-cell>
          <table:covered-table-cell table:number-columns-repeated="5"/>
          <table:table-cell office:value-type="string">
            <text:p>False if JY64000V.BORGERSTATUS_KODE is 30,50,60</text:p>
          </table:table-cell>
          <table:table-cell office:value-type="string">
            <text:p>False if DTTOTAL.STATUS_KODE is 30,50,60</text:p>
          </table:table-cell>
          <table:table-cell/>
        </table:table-row>
        <table:table-row table:style-name="ro2">
          <table:table-cell table:number-columns-repeated="4"/>
          <table:table-cell office:value-type="string" table:number-columns-spanned="6" table:number-rows-spanned="1">
            <text:p>TelefonNummerBeskyttelseIndikator</text:p>
          </table:table-cell>
          <table:covered-table-cell table:number-columns-repeated="5"/>
          <table:table-cell table:number-columns-repeated="2" office:value-type="string">
            <text:p>False</text:p>
          </table:table-cell>
          <table:table-cell/>
        </table:table-row>
        <table:table-row table:style-name="ro2">
          <table:table-cell table:number-columns-repeated="3"/>
          <table:table-cell table:style-name="ce4" office:value-type="string" table:number-columns-spanned="10" table:number-rows-spanned="1">
            <text:p>UdenlandskBorger</text:p>
          </table:table-cell>
          <table:covered-table-cell table:number-columns-repeated="9"/>
        </table:table-row>
        <table:table-row table:style-name="ro2">
          <table:table-cell table:number-columns-repeated="4"/>
          <table:table-cell office:value-type="string" table:number-columns-spanned="6" table:number-rows-spanned="1">
            <text:p>FoedselslandKode</text:p>
          </table:table-cell>
          <table:covered-table-cell table:number-columns-repeated="5"/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table:number-columns-repeated="4"/>
          <table:table-cell office:value-type="string" table:number-columns-spanned="6" table:number-rows-spanned="1">
            <text:p>PersonCivilRegistrationReplacementIdentifier</text:p>
          </table:table-cell>
          <table:covered-table-cell table:number-columns-repeated="5"/>
          <table:table-cell office:value-type="string">
            <text:p>JY64000V.PERSONNUMMER</text:p>
          </table:table-cell>
          <table:table-cell office:value-type="string">
            <text:p>DTTOTAL.PNR</text:p>
          </table:table-cell>
          <table:table-cell/>
        </table:table-row>
        <table:table-row table:style-name="ro2">
          <table:table-cell table:number-columns-repeated="4"/>
          <table:table-cell office:value-type="string" table:number-columns-spanned="6" table:number-rows-spanned="1">
            <text:p>PersonIdentifikator</text:p>
          </table:table-cell>
          <table:covered-table-cell table:number-columns-repeated="5"/>
          <table:table-cell office:value-type="string">
            <text:p>Null</text:p>
          </table:table-cell>
          <table:table-cell office:value-type="string">
            <text:p>“”</text:p>
          </table:table-cell>
          <table:table-cell/>
        </table:table-row>
        <table:table-row table:style-name="ro2">
          <table:table-cell table:number-columns-repeated="4"/>
          <table:table-cell table:style-name="ce7" office:value-type="string" table:number-columns-spanned="9" table:number-rows-spanned="1">
            <text:p>PersonNationalityCode</text:p>
          </table:table-cell>
          <table:covered-table-cell table:number-columns-repeated="8"/>
        </table:table-row>
        <table:table-row table:style-name="ro2">
          <table:table-cell table:number-columns-repeated="5"/>
          <table:table-cell table:style-name="ce11" office:value-type="string" table:number-columns-spanned="5" table:number-rows-spanned="1">
            <text:p>code</text:p>
          </table:table-cell>
          <table:covered-table-cell table:number-columns-repeated="4"/>
          <table:table-cell office:value-type="string">
            <text:p>JY64000V.LAND_KODE</text:p>
          </table:table-cell>
          <table:table-cell office:value-type="string">
            <text:p>DTSTAT.MYNKOD</text:p>
          </table:table-cell>
          <table:table-cell/>
        </table:table-row>
        <table:table-row table:style-name="ro2">
          <table:table-cell table:number-columns-repeated="5"/>
          <table:table-cell table:style-name="ce11" office:value-type="string" table:number-columns-spanned="5" table:number-rows-spanned="1">
            <text:p>scheme</text:p>
          </table:table-cell>
          <table:covered-table-cell table:number-columns-repeated="4"/>
          <table:table-cell office:value-type="string">
            <text:p>imk</text:p>
          </table:table-cell>
          <table:table-cell office:value-type="string">
            <text:p>imk</text:p>
          </table:table-cell>
          <table:table-cell/>
        </table:table-row>
        <table:table-row table:style-name="ro2">
          <table:table-cell table:number-columns-repeated="4"/>
          <table:table-cell office:value-type="string" table:number-columns-spanned="6" table:number-rows-spanned="1">
            <text:p>SprogKode</text:p>
          </table:table-cell>
          <table:covered-table-cell table:number-columns-repeated="5"/>
          <table:table-cell office:value-type="string">
            <text:p>Null</text:p>
          </table:table-cell>
          <table:table-cell office:value-type="string">
            <text:p>[]</text:p>
          </table:table-cell>
          <table:table-cell/>
        </table:table-row>
        <table:table-row table:style-name="ro2">
          <table:table-cell table:number-columns-repeated="3"/>
          <table:table-cell table:style-name="ce4" office:value-type="string" table:number-columns-spanned="10" table:number-rows-spanned="1">
            <text:p>UkendtBorger</text:p>
          </table:table-cell>
          <table:covered-table-cell table:number-columns-repeated="9"/>
        </table:table-row>
        <table:table-row table:style-name="ro2">
          <table:table-cell table:number-columns-repeated="4"/>
          <table:table-cell office:value-type="string" table:number-columns-spanned="6" table:number-rows-spanned="1">
            <text:p>PersonCivilRegistrationReplacementIdentifier </text:p>
          </table:table-cell>
          <table:covered-table-cell table:number-columns-repeated="5"/>
          <table:table-cell office:value-type="string">
            <text:p>JY64000V.PERSONNUMMER</text:p>
          </table:table-cell>
          <table:table-cell office:value-type="string">
            <text:p>DTTOTAL.PNR</text:p>
          </table:table-cell>
          <table:table-cell/>
        </table:table-row>
        <table:table-row table:style-name="ro2">
          <table:table-cell table:number-columns-repeated="3"/>
          <table:table-cell table:style-name="ce5" office:value-type="string" table:number-columns-spanned="10" table:number-rows-spanned="1">
            <text:p>Virkning</text:p>
          </table:table-cell>
          <table:covered-table-cell table:number-columns-repeated="9"/>
        </table:table-row>
        <table:table-row table:style-name="ro2">
          <table:table-cell table:number-columns-repeated="4"/>
          <table:table-cell office:value-type="string" table:number-columns-spanned="6" table:number-rows-spanned="1">
            <text:p>AktoerRef</text:p>
          </table:table-cell>
          <table:covered-table-cell table:number-columns-repeated="5"/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table:number-columns-repeated="4"/>
          <table:table-cell office:value-type="string" table:number-columns-spanned="6" table:number-rows-spanned="1">
            <text:p>CommentText</text:p>
          </table:table-cell>
          <table:covered-table-cell table:number-columns-repeated="5" table:style-name="L5"/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table:number-columns-repeated="4"/>
          <table:table-cell office:value-type="string" table:number-columns-spanned="6" table:number-rows-spanned="1">
            <text:p>TilTidspunkt</text:p>
          </table:table-cell>
          <table:covered-table-cell table:number-columns-repeated="5" table:style-name="L5"/>
          <table:table-cell table:number-columns-repeated="2" office:value-type="string">
            <text:p>Null</text:p>
          </table:table-cell>
          <table:table-cell/>
        </table:table-row>
        <table:table-row table:style-name="ro8">
          <table:table-cell table:number-columns-repeated="4"/>
          <table:table-cell table:style-name="ce10" office:value-type="string" table:number-columns-spanned="1" table:number-rows-spanned="3">
            <text:p>FraTidspunkt</text:p>
          </table:table-cell>
          <table:table-cell table:style-name="ce15" office:value-type="string" table:number-columns-spanned="5" table:number-rows-spanned="1">
            <text:p>(CprBorger) </text:p>
          </table:table-cell>
          <table:covered-table-cell table:number-columns-repeated="4" table:style-name="L5"/>
          <table:table-cell office:value-type="string">
            <text:p>Max(</text:p>
            <text:p>date(JY64000V.FOLKEKIRK_MRK_DATO,JY64000V.FOLKEKIRK_MRK_UM),</text:p>
            <text:p>Date(JY64000V.KOM_TILFLYTDATO,JY64000V.KOM_TILFLYT_UM),</text:p>
            <text:p>Date(JY64000V.ADR_FRAFLYT_TS,JY64000V.ADR_FRAFLYT_UM),</text:p>
            <text:p>Date(JY64000V.ADR_TILFLYT_TS,JY64000V.ADR_TILFLYT_UM),</text:p>
            <text:p>Date(JY64000V.VEJVIS_BESKYT_DATO,JY64000V.VEJVIS_BESKYT_UM),</text:p>
            <text:p>Date(JY64000V.VEJVIS_BESK_SLTDTO,JY64000V.VEJVIS_BESK_SLT_UM),</text:p>
            <text:p>Date(JY64000V.ADRESSEBESKYT_DATO,JY64000V.ADR_BESKYT_UM),</text:p>
            <text:p>Date(JY64000V.ADR_BESKYT_SLTDATO,JY64000V.ADR_BESKYT_SLT_UM),</text:p>
            <text:p>Date(JY64000V.STATSB_RET_TS,JY64000V.STATSB_RET_UM),</text:p>
            <text:p>Date(JY64000V.STATBORG_OPHOR_TS,JY64000V.STATBORG_OPHOR_UM),</text:p>
            <text:p>Date(JY64000V.PERSONNR_OPRETDATO,JY64000V.PERSONNR_OPRET_UM)</text:p>
            <text:p>)</text:p>
          </table:table-cell>
          <table:table-cell office:value-type="string">
            <text:p>Max(</text:p>
            <text:p>DTTOTAL.TILFDTO,</text:p>
            <text:p>DTTOTAL.STHAENST,</text:p>
            <text:p>DTSTAT.HAENST,</text:p>
            <text:p>DTSTATU.HAENSLUT,</text:p>
            <text:p>DTPERSBO.TILFDTO,</text:p>
            <text:p>DTPERSBO.AJFDTO,</text:p>
            <text:p>DTPERSBO.FRAFKDTO,</text:p>
            <text:p>DTPERSBO.TILFKDTO</text:p>
            <text:p>)</text:p>
          </table:table-cell>
          <table:table-cell/>
        </table:table-row>
        <table:table-row table:style-name="ro9">
          <table:table-cell table:number-columns-repeated="4"/>
          <table:covered-table-cell/>
          <table:table-cell table:style-name="ce11" office:value-type="string" table:number-columns-spanned="5" table:number-rows-spanned="1">
            <text:p>(UdenlandskBorger)</text:p>
          </table:table-cell>
          <table:covered-table-cell table:number-columns-repeated="4"/>
          <table:table-cell office:value-type="string">
            <text:p>Max(</text:p>
            <text:p>Date(JY64000V.PERSONNR_OPRETDATO,JY64000V.PERSONNR_OPRET_UM),</text:p>
            <text:p>Date(JY64000V.STATSB_RET_TS,JY64000V.STATSB_RET_UM),</text:p>
            <text:p>Date(JY64000V.STATBORG_OPHOR_TS,JY64000V.STATBORG_OPHOR_UM)</text:p>
            <text:p>)</text:p>
          </table:table-cell>
          <table:table-cell office:value-type="string">
            <text:p>DTTOTAL.STHAENST</text:p>
          </table:table-cell>
          <table:table-cell/>
        </table:table-row>
        <table:table-row table:style-name="ro10">
          <table:table-cell table:number-columns-repeated="4"/>
          <table:covered-table-cell/>
          <table:table-cell table:style-name="ce11" office:value-type="string" table:number-columns-spanned="5" table:number-rows-spanned="1">
            <text:p>(UkendtBorger)</text:p>
          </table:table-cell>
          <table:covered-table-cell table:number-columns-repeated="4"/>
          <table:table-cell office:value-type="string">
            <text:p>Max(</text:p>
            <text:p>Date(JY64000V.PERSONNR_OPRETDATO,JY64000V.PERSONNR_OPRET_UM)</text:p>
            <text:p>)</text:p>
          </table:table-cell>
          <table:table-cell office:value-type="string">
            <text:p>DTTOTAL.STHAENST,</text:p>
          </table:table-cell>
          <table:table-cell/>
        </table:table-row>
        <table:table-row table:style-name="ro2">
          <table:table-cell table:number-columns-repeated="2"/>
          <table:table-cell office:value-type="string" table:number-columns-spanned="8" table:number-rows-spanned="1">
            <text:p>SundhedOplysning</text:p>
          </table:table-cell>
          <table:covered-table-cell table:number-columns-repeated="7"/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/>
          <table:table-cell office:value-type="string" table:number-columns-spanned="9" table:number-rows-spanned="1">
            <text:p>CommentText</text:p>
          </table:table-cell>
          <table:covered-table-cell table:number-columns-repeated="8"/>
          <table:table-cell office:value-type="string">
            <text:p>Null</text:p>
          </table:table-cell>
          <table:table-cell office:value-type="string">
            <text:p>“”</text:p>
          </table:table-cell>
          <table:table-cell/>
        </table:table-row>
        <table:table-row table:style-name="ro2">
          <table:table-cell/>
          <table:table-cell office:value-type="string" table:number-columns-spanned="9" table:number-rows-spanned="1">
            <text:p>LivscyklusKode</text:p>
          </table:table-cell>
          <table:covered-table-cell table:number-columns-repeated="8"/>
          <table:table-cell office:value-type="string">
            <text:p>Rettet</text:p>
          </table:table-cell>
          <table:table-cell office:value-type="string">
            <text:p>Rettet</text:p>
          </table:table-cell>
          <table:table-cell/>
        </table:table-row>
        <table:table-row table:style-name="ro2">
          <table:table-cell/>
          <table:table-cell table:style-name="ce2" office:value-type="string" table:number-columns-spanned="12" table:number-rows-spanned="1">
            <text:p>RelationListe</text:p>
          </table:table-cell>
          <table:covered-table-cell table:number-columns-repeated="11"/>
        </table:table-row>
        <table:table-row table:style-name="ro2">
          <table:table-cell table:number-columns-repeated="2"/>
          <table:table-cell table:style-name="ce3" office:value-type="string" table:number-columns-spanned="11" table:number-rows-spanned="1">
            <text:p>Aegtefaelle</text:p>
          </table:table-cell>
          <table:covered-table-cell table:number-columns-repeated="10"/>
        </table:table-row>
        <table:table-row table:style-name="ro2">
          <table:table-cell table:number-columns-repeated="3"/>
          <table:table-cell table:style-name="ce4" office:value-type="string" table:number-columns-spanned="7" table:number-rows-spanned="1">
            <text:p>CommentText</text:p>
          </table:table-cell>
          <table:covered-table-cell table:style-name="L6"/>
          <table:covered-table-cell table:style-name="L7"/>
          <table:covered-table-cell table:style-name="L8"/>
          <table:covered-table-cell table:style-name="L9"/>
          <table:covered-table-cell table:style-name="L10"/>
          <table:covered-table-cell table:style-name="Default"/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table:number-columns-repeated="3"/>
          <table:table-cell table:style-name="ce4" office:value-type="string" table:number-columns-spanned="7" table:number-rows-spanned="1">
            <text:p>ReferenceID</text:p>
          </table:table-cell>
          <table:covered-table-cell table:style-name="L6"/>
          <table:covered-table-cell table:style-name="L7"/>
          <table:covered-table-cell table:style-name="L8"/>
          <table:covered-table-cell table:style-name="L9"/>
          <table:covered-table-cell table:style-name="L10"/>
          <table:covered-table-cell table:style-name="Default"/>
          <table:table-cell office:value-type="string">
            <text:p>UUID(JY64000V.PERSONNR_AGTEFALLE)</text:p>
          </table:table-cell>
          <table:table-cell office:value-type="string">
            <text:p>UUID(DTCIV.AEGTEPNR)</text:p>
          </table:table-cell>
          <table:table-cell/>
        </table:table-row>
        <table:table-row table:style-name="ro2">
          <table:table-cell table:number-columns-repeated="3"/>
          <table:table-cell table:style-name="ce4" office:value-type="string" table:number-columns-spanned="10" table:number-rows-spanned="1">
            <text:p>Virkning</text:p>
          </table:table-cell>
          <table:covered-table-cell/>
          <table:covered-table-cell table:number-columns-repeated="4" table:style-name="L5"/>
          <table:covered-table-cell table:style-name="Default"/>
          <table:covered-table-cell table:style-name="L5"/>
          <table:covered-table-cell table:number-columns-repeated="2" table:style-name="ce30"/>
        </table:table-row>
        <table:table-row table:style-name="ro2">
          <table:table-cell table:number-columns-repeated="4"/>
          <table:table-cell table:style-name="ce7" office:value-type="string" table:number-columns-spanned="6" table:number-rows-spanned="1">
            <text:p>AktoerRef</text:p>
          </table:table-cell>
          <table:covered-table-cell table:number-columns-repeated="4" table:style-name="L5"/>
          <table:covered-table-cell table:style-name="ce30"/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table:number-columns-repeated="4"/>
          <table:table-cell table:style-name="ce7" office:value-type="string" table:number-columns-spanned="6" table:number-rows-spanned="1">
            <text:p>CommentText</text:p>
          </table:table-cell>
          <table:covered-table-cell table:number-columns-repeated="4" table:style-name="L5"/>
          <table:covered-table-cell table:style-name="Default"/>
          <table:table-cell table:number-columns-repeated="2" office:value-type="string">
            <text:p>Null</text:p>
          </table:table-cell>
          <table:table-cell/>
        </table:table-row>
        <table:table-row table:style-name="ro4">
          <table:table-cell table:number-columns-repeated="4"/>
          <table:table-cell table:style-name="ce7" office:value-type="string" table:number-columns-spanned="6" table:number-rows-spanned="1">
            <text:p>FraTidspunkt</text:p>
          </table:table-cell>
          <table:covered-table-cell table:number-columns-repeated="4" table:style-name="L5"/>
          <table:covered-table-cell table:style-name="Default"/>
          <table:table-cell office:value-type="string">
            <text:p>date(JY64000V.CIVILSTAND_TS,JY64000V.CIVILSTAND_UM) if married, Null if dead/divorced/widow</text:p>
          </table:table-cell>
          <table:table-cell office:value-type="string">
            <text:p>DTCIV.HAENST (married), null (divorced/widow)</text:p>
          </table:table-cell>
          <table:table-cell/>
        </table:table-row>
        <table:table-row table:style-name="ro4">
          <table:table-cell table:number-columns-repeated="4"/>
          <table:table-cell table:style-name="ce7" office:value-type="string" table:number-columns-spanned="6" table:number-rows-spanned="1">
            <text:p>TilTidspunkt</text:p>
          </table:table-cell>
          <table:covered-table-cell table:number-columns-repeated="4" table:style-name="L5"/>
          <table:covered-table-cell table:style-name="Default"/>
          <table:table-cell office:value-type="string">
            <text:p>date(JY64000V.CIVILSTAND_TS,JY64000V.CIVILSTAND_UM) if dead/separated/divorced/widow, Null if married</text:p>
          </table:table-cell>
          <table:table-cell office:value-type="string">
            <text:p>DTCIV.HAENSLUT (married), DTCIV.HAENST (divorced/widow)</text:p>
          </table:table-cell>
          <table:table-cell/>
        </table:table-row>
        <table:table-row table:style-name="ro2">
          <table:table-cell table:number-columns-repeated="2"/>
          <table:table-cell table:style-name="ce3" office:value-type="string" table:number-columns-spanned="11" table:number-rows-spanned="1">
            <text:p>Boern </text:p>
          </table:table-cell>
          <table:covered-table-cell table:number-columns-repeated="10"/>
        </table:table-row>
        <table:table-row table:style-name="ro2">
          <table:table-cell table:number-columns-repeated="3"/>
          <table:table-cell table:style-name="ce4" office:value-type="string" table:number-columns-spanned="7" table:number-rows-spanned="1">
            <text:p>CommentText</text:p>
          </table:table-cell>
          <table:covered-table-cell table:number-columns-repeated="6" table:style-name="Default"/>
          <table:table-cell table:number-columns-repeated="2" office:value-type="string">
            <text:p>Null</text:p>
          </table:table-cell>
          <table:table-cell/>
        </table:table-row>
        <table:table-row table:style-name="ro10">
          <table:table-cell table:number-columns-repeated="3"/>
          <table:table-cell table:style-name="ce4" office:value-type="string" table:number-columns-spanned="7" table:number-rows-spanned="1">
            <text:p>ReferenceID</text:p>
          </table:table-cell>
          <table:covered-table-cell table:number-columns-repeated="6" table:style-name="Default"/>
          <table:table-cell office:value-type="string">
            <text:p>UUID(JY64200V.PERSONNUMMER) </text:p>
            <text:p>Through JY64000V.PERSONNUMMER</text:p>
            <text:p>-&gt;(JY64200V.PERSONNUMMER_FAR or JY64200V.PERSONNUMMER_MOR)</text:p>
          </table:table-cell>
          <table:table-cell office:value-type="string">
            <text:p>UUID(DTBOERN.PNRBARN)</text:p>
          </table:table-cell>
          <table:table-cell/>
        </table:table-row>
        <table:table-row table:style-name="ro2">
          <table:table-cell table:number-columns-repeated="3"/>
          <table:table-cell table:style-name="ce4" office:value-type="string" table:number-columns-spanned="10" table:number-rows-spanned="1">
            <text:p>Virkning</text:p>
          </table:table-cell>
          <table:covered-table-cell table:number-columns-repeated="6" table:style-name="Default"/>
          <table:covered-table-cell table:number-columns-repeated="3"/>
        </table:table-row>
        <table:table-row table:style-name="ro2">
          <table:table-cell table:number-columns-repeated="4"/>
          <table:table-cell table:style-name="ce7" office:value-type="string" table:number-columns-spanned="6" table:number-rows-spanned="1">
            <text:p>AktoerRef</text:p>
          </table:table-cell>
          <table:covered-table-cell table:number-columns-repeated="5" table:style-name="L5"/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table:number-columns-repeated="4"/>
          <table:table-cell table:style-name="ce7" office:value-type="string" table:number-columns-spanned="6" table:number-rows-spanned="1">
            <text:p>CommentText</text:p>
          </table:table-cell>
          <table:covered-table-cell table:number-columns-repeated="5" table:style-name="L5"/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table:number-columns-repeated="4"/>
          <table:table-cell table:style-name="ce7" office:value-type="string" table:number-columns-spanned="6" table:number-rows-spanned="1">
            <text:p>FraTidspunkt</text:p>
          </table:table-cell>
          <table:covered-table-cell table:number-columns-repeated="5" table:style-name="L5"/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table:number-columns-repeated="4"/>
          <table:table-cell table:style-name="ce7" office:value-type="string" table:number-columns-spanned="6" table:number-rows-spanned="1">
            <text:p>TilTidspunkt</text:p>
          </table:table-cell>
          <table:covered-table-cell table:number-columns-repeated="5" table:style-name="L5"/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table:number-columns-repeated="2"/>
          <table:table-cell office:value-type="string" table:number-columns-spanned="8" table:number-rows-spanned="1">
            <text:p>Bopaelssamling</text:p>
          </table:table-cell>
          <table:covered-table-cell table:number-columns-repeated="7"/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table:number-columns-repeated="2"/>
          <table:table-cell office:value-type="string" table:number-columns-spanned="8" table:number-rows-spanned="1">
            <text:p>ErstatningAf</text:p>
          </table:table-cell>
          <table:covered-table-cell table:number-columns-repeated="7"/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table:number-columns-repeated="2"/>
          <table:table-cell office:value-type="string" table:number-columns-spanned="8" table:number-rows-spanned="1">
            <text:p>ErstatningFor</text:p>
          </table:table-cell>
          <table:covered-table-cell table:number-columns-repeated="7"/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table:number-columns-repeated="2"/>
          <table:table-cell table:style-name="ce3" office:value-type="string" table:number-columns-spanned="11" table:number-rows-spanned="1">
            <text:p>Fader</text:p>
          </table:table-cell>
          <table:covered-table-cell table:number-columns-repeated="10"/>
        </table:table-row>
        <table:table-row table:style-name="ro2">
          <table:table-cell table:number-columns-repeated="3"/>
          <table:table-cell table:style-name="ce4" office:value-type="string" table:number-columns-spanned="7" table:number-rows-spanned="1">
            <text:p>CommentText</text:p>
          </table:table-cell>
          <table:covered-table-cell table:number-columns-repeated="6" table:style-name="Default"/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table:number-columns-repeated="3"/>
          <table:table-cell table:style-name="ce4" office:value-type="string" table:number-columns-spanned="7" table:number-rows-spanned="1">
            <text:p>ReferenceID</text:p>
          </table:table-cell>
          <table:covered-table-cell table:number-columns-repeated="6" table:style-name="Default"/>
          <table:table-cell office:value-type="string">
            <text:p>UUID(JY64000V.PERSONNUMMER_FAR)</text:p>
          </table:table-cell>
          <table:table-cell office:value-type="string">
            <text:p>UUID(DTTOTAL.FAR)</text:p>
          </table:table-cell>
          <table:table-cell/>
        </table:table-row>
        <table:table-row table:style-name="ro2">
          <table:table-cell table:number-columns-repeated="3"/>
          <table:table-cell table:style-name="ce4" office:value-type="string" table:number-columns-spanned="10" table:number-rows-spanned="1">
            <text:p>Virkning</text:p>
          </table:table-cell>
          <table:covered-table-cell table:number-columns-repeated="6" table:style-name="Default"/>
          <table:covered-table-cell table:number-columns-repeated="3"/>
        </table:table-row>
        <table:table-row table:style-name="ro2">
          <table:table-cell table:number-columns-repeated="4"/>
          <table:table-cell table:style-name="ce7" office:value-type="string" table:number-columns-spanned="6" table:number-rows-spanned="1">
            <text:p>AktoerRef</text:p>
          </table:table-cell>
          <table:covered-table-cell table:number-columns-repeated="5" table:style-name="L5"/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table:number-columns-repeated="4"/>
          <table:table-cell table:style-name="ce7" office:value-type="string" table:number-columns-spanned="6" table:number-rows-spanned="1">
            <text:p>CommentText</text:p>
          </table:table-cell>
          <table:covered-table-cell table:number-columns-repeated="5" table:style-name="L5"/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table:number-columns-repeated="4"/>
          <table:table-cell table:style-name="ce7" office:value-type="string" table:number-columns-spanned="6" table:number-rows-spanned="1">
            <text:p>FraTidspunkt</text:p>
          </table:table-cell>
          <table:covered-table-cell table:number-columns-repeated="5" table:style-name="L5"/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table:number-columns-repeated="4"/>
          <table:table-cell table:style-name="ce7" office:value-type="string" table:number-columns-spanned="6" table:number-rows-spanned="1">
            <text:p>TilTidspunkt</text:p>
          </table:table-cell>
          <table:covered-table-cell table:number-columns-repeated="5" table:style-name="L5"/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table:number-columns-repeated="2"/>
          <table:table-cell office:value-type="string" table:number-columns-spanned="8" table:number-rows-spanned="1">
            <text:p>Foraeldremyndighedsboern</text:p>
          </table:table-cell>
          <table:covered-table-cell table:number-columns-repeated="7"/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table:number-columns-repeated="2"/>
          <table:table-cell office:value-type="string" table:number-columns-spanned="8" table:number-rows-spanned="1">
            <text:p>Foraeldremyndighedsindehaver</text:p>
          </table:table-cell>
          <table:covered-table-cell table:number-columns-repeated="7"/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table:number-columns-repeated="2"/>
          <table:table-cell office:value-type="string" table:number-columns-spanned="8" table:number-rows-spanned="1">
            <text:p>LokalUdvidelse</text:p>
          </table:table-cell>
          <table:covered-table-cell table:number-columns-repeated="7"/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table:number-columns-repeated="2"/>
          <table:table-cell table:style-name="ce3" office:value-type="string" table:number-columns-spanned="11" table:number-rows-spanned="1">
            <text:p>Moder</text:p>
          </table:table-cell>
          <table:covered-table-cell table:number-columns-repeated="10"/>
        </table:table-row>
        <table:table-row table:style-name="ro2">
          <table:table-cell table:number-columns-repeated="3"/>
          <table:table-cell table:style-name="ce4" office:value-type="string" table:number-columns-spanned="7" table:number-rows-spanned="1">
            <text:p>CommentText</text:p>
          </table:table-cell>
          <table:covered-table-cell table:number-columns-repeated="6" table:style-name="Default"/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table:number-columns-repeated="3"/>
          <table:table-cell table:style-name="ce4" office:value-type="string" table:number-columns-spanned="7" table:number-rows-spanned="1">
            <text:p>ReferenceID</text:p>
          </table:table-cell>
          <table:covered-table-cell table:number-columns-repeated="6" table:style-name="Default"/>
          <table:table-cell office:value-type="string">
            <text:p>UUID(JY64000V.PERSONNUMMER_MOR)</text:p>
          </table:table-cell>
          <table:table-cell office:value-type="string">
            <text:p>UUID(DTTOTAL.MOR)</text:p>
          </table:table-cell>
          <table:table-cell/>
        </table:table-row>
        <table:table-row table:style-name="ro2">
          <table:table-cell table:number-columns-repeated="3"/>
          <table:table-cell table:style-name="ce4" office:value-type="string" table:number-columns-spanned="10" table:number-rows-spanned="1">
            <text:p>Virkning</text:p>
          </table:table-cell>
          <table:covered-table-cell table:number-columns-repeated="6" table:style-name="Default"/>
          <table:covered-table-cell table:number-columns-repeated="3"/>
        </table:table-row>
        <table:table-row table:style-name="ro2">
          <table:table-cell table:number-columns-repeated="4"/>
          <table:table-cell table:style-name="ce7" office:value-type="string" table:number-columns-spanned="6" table:number-rows-spanned="1">
            <text:p>AktoerRef</text:p>
          </table:table-cell>
          <table:covered-table-cell table:number-columns-repeated="5" table:style-name="L5"/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table:number-columns-repeated="4"/>
          <table:table-cell table:style-name="ce7" office:value-type="string" table:number-columns-spanned="6" table:number-rows-spanned="1">
            <text:p>CommentText</text:p>
          </table:table-cell>
          <table:covered-table-cell table:number-columns-repeated="5" table:style-name="L5"/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table:number-columns-repeated="4"/>
          <table:table-cell table:style-name="ce7" office:value-type="string" table:number-columns-spanned="6" table:number-rows-spanned="1">
            <text:p>FraTidspunkt</text:p>
          </table:table-cell>
          <table:covered-table-cell table:number-columns-repeated="5" table:style-name="L5"/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table:number-columns-repeated="4"/>
          <table:table-cell table:style-name="ce7" office:value-type="string" table:number-columns-spanned="6" table:number-rows-spanned="1">
            <text:p>TilTidspunkt</text:p>
          </table:table-cell>
          <table:covered-table-cell table:number-columns-repeated="5" table:style-name="L5"/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table:number-columns-repeated="2"/>
          <table:table-cell table:style-name="ce3" office:value-type="string" table:number-columns-spanned="11" table:number-rows-spanned="1">
            <text:p>RegistreretPartner</text:p>
          </table:table-cell>
          <table:covered-table-cell table:number-columns-repeated="10"/>
        </table:table-row>
        <table:table-row table:style-name="ro2">
          <table:table-cell table:number-columns-repeated="3"/>
          <table:table-cell table:style-name="ce4" office:value-type="string" table:number-columns-spanned="7" table:number-rows-spanned="1">
            <text:p>CommentText</text:p>
          </table:table-cell>
          <table:covered-table-cell table:number-columns-repeated="6" table:style-name="Default"/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table:number-columns-repeated="3"/>
          <table:table-cell table:style-name="ce4" office:value-type="string" table:number-columns-spanned="7" table:number-rows-spanned="1">
            <text:p>ReferenceID</text:p>
          </table:table-cell>
          <table:covered-table-cell table:number-columns-repeated="6" table:style-name="Default"/>
          <table:table-cell office:value-type="string">
            <text:p>UUID(JY64000V.PERSONNR_AGTEFALLE)</text:p>
          </table:table-cell>
          <table:table-cell office:value-type="string">
            <text:p>UUID(DTCIV.AEGTEPNR)</text:p>
          </table:table-cell>
          <table:table-cell/>
        </table:table-row>
        <table:table-row table:style-name="ro2">
          <table:table-cell table:number-columns-repeated="3"/>
          <table:table-cell table:style-name="ce4" office:value-type="string" table:number-columns-spanned="10" table:number-rows-spanned="1">
            <text:p>Virkning</text:p>
          </table:table-cell>
          <table:covered-table-cell table:number-columns-repeated="6" table:style-name="Default"/>
          <table:covered-table-cell table:style-name="L5"/>
          <table:covered-table-cell table:style-name="ce30"/>
          <table:covered-table-cell/>
        </table:table-row>
        <table:table-row table:style-name="ro2">
          <table:table-cell table:number-columns-repeated="4"/>
          <table:table-cell table:style-name="ce7" office:value-type="string" table:number-columns-spanned="6" table:number-rows-spanned="1">
            <text:p>AktoerRef</text:p>
          </table:table-cell>
          <table:covered-table-cell table:number-columns-repeated="5" table:style-name="L5"/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table:number-columns-repeated="4"/>
          <table:table-cell table:style-name="ce7" office:value-type="string" table:number-columns-spanned="6" table:number-rows-spanned="1">
            <text:p>CommentText</text:p>
          </table:table-cell>
          <table:covered-table-cell table:number-columns-repeated="5" table:style-name="L5"/>
          <table:table-cell table:number-columns-repeated="2" office:value-type="string">
            <text:p>Null</text:p>
          </table:table-cell>
          <table:table-cell/>
        </table:table-row>
        <table:table-row table:style-name="ro4">
          <table:table-cell table:number-columns-repeated="4"/>
          <table:table-cell table:style-name="ce7" office:value-type="string" table:number-columns-spanned="6" table:number-rows-spanned="1">
            <text:p>FraTidspunkt</text:p>
          </table:table-cell>
          <table:covered-table-cell table:number-columns-repeated="5" table:style-name="L5"/>
          <table:table-cell office:value-type="string">
            <text:p>date(JY64000V.CIVILSTAND_TS,JY64000V.CIVILSTAND_UM) if married, Null if dead/divorced/widow</text:p>
          </table:table-cell>
          <table:table-cell office:value-type="string">
            <text:p>DTCIV.HAENST (partner), null (abolition/longest)</text:p>
          </table:table-cell>
          <table:table-cell/>
        </table:table-row>
        <table:table-row table:style-name="ro4">
          <table:table-cell table:number-columns-repeated="4"/>
          <table:table-cell table:style-name="ce7" office:value-type="string" table:number-columns-spanned="6" table:number-rows-spanned="1">
            <text:p>TilTidspunkt</text:p>
          </table:table-cell>
          <table:covered-table-cell table:number-columns-repeated="5" table:style-name="L5"/>
          <table:table-cell office:value-type="string">
            <text:p>date(JY64000V.CIVILSTAND_TS,JY64000V.CIVILSTAND_UM) if dead/abolition/longest, Null if married</text:p>
          </table:table-cell>
          <table:table-cell office:value-type="string">
            <text:p>DTCIV.HAENSLUT (partner), DTCIV.HAENST (abolition/longest)</text:p>
          </table:table-cell>
          <table:table-cell/>
        </table:table-row>
        <table:table-row table:style-name="ro2">
          <table:table-cell table:number-columns-repeated="2"/>
          <table:table-cell office:value-type="string" table:number-columns-spanned="8" table:number-rows-spanned="1">
            <text:p>RetligHandleevneVaergeForPersonen</text:p>
          </table:table-cell>
          <table:covered-table-cell table:number-columns-repeated="7"/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table:number-columns-repeated="2"/>
          <table:table-cell office:value-type="string" table:number-columns-spanned="8" table:number-rows-spanned="1">
            <text:p>RetligHandleevneVaergemaalsindehaver</text:p>
          </table:table-cell>
          <table:covered-table-cell table:number-columns-repeated="7"/>
          <table:table-cell table:number-columns-repeated="2" office:value-type="string">
            <text:p>Null</text:p>
          </table:table-cell>
          <table:table-cell/>
        </table:table-row>
        <table:table-row table:style-name="ro11">
          <table:table-cell/>
          <table:table-cell office:value-type="string" table:number-columns-spanned="9" table:number-rows-spanned="1">
            <text:p>Tidspunkt</text:p>
          </table:table-cell>
          <table:covered-table-cell table:number-columns-repeated="8"/>
          <table:table-cell office:value-type="string">
            <text:p>Max(</text:p>
            <text:p>date(FODSELSREG_DATO,FODSELSREG_UM),</text:p>
            <text:p>CPR_FOLKEKIRKE_TS,</text:p>
            <text:p>CPR_PERSON_TS,</text:p>
            <text:p>date(PERSONNR_MRK_DATO,PERSONNR_MRK_UM),</text:p>
            <text:p>date(KOM_TILFLYTDATO,KOM_TILFLYT_UM)</text:p>
            <text:p>)</text:p>
          </table:table-cell>
          <table:table-cell office:value-type="string">
            <text:p>Max(</text:p>
            <text:p>DTNAVNE.MYTAJDTO,</text:p>
            <text:p>DTNAVNE.AJFDTO,</text:p>
            <text:p>DTPERSBO.AJFDTO</text:p>
            <text:p>)</text:p>
          </table:table-cell>
          <table:table-cell/>
        </table:table-row>
        <table:table-row table:style-name="ro2">
          <table:table-cell/>
          <table:table-cell table:style-name="ce2" office:value-type="string" table:number-columns-spanned="12" table:number-rows-spanned="1">
            <text:p>TilstandListe</text:p>
          </table:table-cell>
          <table:covered-table-cell table:number-columns-repeated="11"/>
        </table:table-row>
        <table:table-row table:style-name="ro2">
          <table:table-cell table:number-columns-repeated="2"/>
          <table:table-cell table:style-name="ce3" office:value-type="string" table:number-columns-spanned="11" table:number-rows-spanned="1">
            <text:p>CivilStatus</text:p>
          </table:table-cell>
          <table:covered-table-cell table:number-columns-repeated="10"/>
        </table:table-row>
        <table:table-row table:style-name="ro2">
          <table:table-cell table:number-columns-repeated="3"/>
          <table:table-cell office:value-type="string" table:number-columns-spanned="7" table:number-rows-spanned="1">
            <text:p>CivilStatusKode</text:p>
          </table:table-cell>
          <table:covered-table-cell table:number-columns-repeated="6"/>
          <table:table-cell office:value-type="string">
            <text:p>JY64000V.CIVILSTAND</text:p>
          </table:table-cell>
          <table:table-cell office:value-type="string">
            <text:p>DTTOTAL.CIVST</text:p>
          </table:table-cell>
          <table:table-cell/>
        </table:table-row>
        <table:table-row table:style-name="ro2">
          <table:table-cell table:number-columns-repeated="3"/>
          <table:table-cell table:style-name="ce4" office:value-type="string" table:number-columns-spanned="10" table:number-rows-spanned="1">
            <text:p>TilstandVirkning</text:p>
          </table:table-cell>
          <table:covered-table-cell table:number-columns-repeated="9"/>
        </table:table-row>
        <table:table-row table:style-name="ro2">
          <table:table-cell table:number-columns-repeated="4"/>
          <table:table-cell office:value-type="string" table:number-columns-spanned="6" table:number-rows-spanned="1">
            <text:p>AktoerRef</text:p>
          </table:table-cell>
          <table:covered-table-cell table:number-columns-repeated="5"/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table:number-columns-repeated="4"/>
          <table:table-cell office:value-type="string" table:number-columns-spanned="6" table:number-rows-spanned="1">
            <text:p>CommentText</text:p>
          </table:table-cell>
          <table:covered-table-cell table:number-columns-repeated="5"/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table:number-columns-repeated="4"/>
          <table:table-cell office:value-type="string" table:number-columns-spanned="6" table:number-rows-spanned="1">
            <text:p>FraTidspunkt</text:p>
          </table:table-cell>
          <table:covered-table-cell table:number-columns-repeated="5"/>
          <table:table-cell office:value-type="string">
            <text:p>date(JY64000V.CIVILSTAND_TS,JY64000V.CIVILSTAND_UM)</text:p>
          </table:table-cell>
          <table:table-cell office:value-type="string">
            <text:p>DTTOTAL.CIHAENST</text:p>
          </table:table-cell>
          <table:table-cell/>
        </table:table-row>
        <table:table-row table:style-name="ro2">
          <table:table-cell table:number-columns-repeated="2"/>
          <table:table-cell table:style-name="ce3" office:value-type="string" table:number-columns-spanned="11" table:number-rows-spanned="1">
            <text:p>LivStatus</text:p>
          </table:table-cell>
          <table:covered-table-cell table:number-columns-repeated="10"/>
        </table:table-row>
        <table:table-row table:style-name="ro2">
          <table:table-cell table:number-columns-repeated="3"/>
          <table:table-cell office:value-type="string" table:number-columns-spanned="7" table:number-rows-spanned="1">
            <text:p>LivStatusKode</text:p>
          </table:table-cell>
          <table:covered-table-cell table:number-columns-repeated="6"/>
          <table:table-cell office:value-type="string">
            <text:p>JY64000V.BORGERSTATUS_KODE</text:p>
          </table:table-cell>
          <table:table-cell office:value-type="string">
            <text:p>DTTOTAL.STATUS</text:p>
          </table:table-cell>
          <table:table-cell/>
        </table:table-row>
        <table:table-row table:style-name="ro2">
          <table:table-cell table:number-columns-repeated="3"/>
          <table:table-cell table:style-name="ce4" office:value-type="string" table:number-columns-spanned="10" table:number-rows-spanned="1">
            <text:p>TilstandVirkning</text:p>
          </table:table-cell>
          <table:covered-table-cell table:number-columns-repeated="9"/>
        </table:table-row>
        <table:table-row table:style-name="ro2">
          <table:table-cell table:number-columns-repeated="4"/>
          <table:table-cell office:value-type="string" table:number-columns-spanned="6" table:number-rows-spanned="1">
            <text:p>AktoerRef</text:p>
          </table:table-cell>
          <table:covered-table-cell table:number-columns-repeated="5"/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table:number-columns-repeated="4"/>
          <table:table-cell office:value-type="string" table:number-columns-spanned="6" table:number-rows-spanned="1">
            <text:p>CommentText</text:p>
          </table:table-cell>
          <table:covered-table-cell table:number-columns-repeated="5"/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table:number-columns-repeated="4"/>
          <table:table-cell office:value-type="string" table:number-columns-spanned="6" table:number-rows-spanned="1">
            <text:p>FraTidspunkt</text:p>
          </table:table-cell>
          <table:covered-table-cell table:number-columns-repeated="5"/>
          <table:table-cell office:value-type="string">
            <text:p>date(JY64000V.BORGERSTATUS_TS,JY64000V.BORGERSTATUS_UM)</text:p>
          </table:table-cell>
          <table:table-cell office:value-type="string">
            <text:p>DTTOTAL.STHAENST</text:p>
          </table:table-cell>
          <table:table-cell/>
        </table:table-row>
        <table:table-row table:style-name="ro2">
          <table:table-cell/>
          <table:table-cell office:value-type="string" table:number-columns-spanned="9" table:number-rows-spanned="1">
            <text:p>Virkning</text:p>
          </table:table-cell>
          <table:covered-table-cell table:number-columns-repeated="8"/>
          <table:table-cell table:number-columns-repeated="3"/>
        </table:table-row>
        <table:table-row table:style-name="ro2" table:number-rows-repeated="104841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2" table:style-name="ta1">
        <table:table-column table:style-name="co8" table:default-cell-style-name="Default"/>
        <table:table-row table:style-name="ro12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1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ar" style:country-complex="EG"/>
    </style:default-style>
    <number:text-style style:name="N100">
      <number:text-content/>
    </number:text-style>
    <number:currency-style style:name="N102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2P0"/>
    </number:currency-style>
    <style:style style:name="Default" style:family="table-cell" style:data-style-name="N100">
      <style:table-cell-properties style:text-align-source="fix" style:repeat-content="false" style:vertical-justify="auto"/>
      <style:paragraph-properties fo:text-align="start" css3t:text-justify="auto"/>
      <style:text-properties fo:color="#000000" style:font-name-asian="Microsoft Ya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1" style:family="table-cell" style:parent-style-name="Default">
      <style:table-cell-properties fo:background-color="#59827f"/>
      <style:text-properties fo:font-size="15pt" fo:font-style="italic" fo:font-weight="bold" style:font-size-asian="20pt" style:font-size-complex="20pt"/>
    </style:style>
    <style:style style:name="L2" style:family="table-cell" style:parent-style-name="Default">
      <style:table-cell-properties fo:background-color="#cfe7e5"/>
      <style:text-properties fo:font-size="15pt" style:font-size-asian="19pt" style:font-size-complex="19pt"/>
    </style:style>
    <style:style style:name="L3" style:family="table-cell" style:parent-style-name="Default">
      <style:table-cell-properties fo:background-color="#9caf91"/>
      <style:text-properties fo:font-size="14pt" fo:font-style="italic" fo:font-weight="bold" style:font-size-asian="18pt" style:font-size-complex="18pt"/>
    </style:style>
    <style:style style:name="L4" style:family="table-cell" style:parent-style-name="Default">
      <style:table-cell-properties fo:background-color="#c9ddd0" fo:wrap-option="wrap" style:vertical-justify="auto"/>
      <style:paragraph-properties css3t:text-justify="auto"/>
      <style:text-properties fo:font-size="14pt" style:font-size-asian="17pt" style:font-size-complex="17pt"/>
    </style:style>
    <style:style style:name="L5" style:family="table-cell" style:parent-style-name="Default">
      <style:table-cell-properties fo:background-color="#cccccc"/>
      <style:text-properties fo:font-size="13pt" fo:font-style="italic" fo:font-weight="normal" style:font-size-asian="16pt" style:font-size-complex="16pt"/>
    </style:style>
    <style:style style:name="L6" style:family="table-cell" style:parent-style-name="Default">
      <style:table-cell-properties fo:background-color="#d6dae2"/>
      <style:text-properties fo:font-size="13pt" style:font-size-asian="15pt" style:font-size-complex="15pt"/>
    </style:style>
    <style:style style:name="L7" style:family="table-cell" style:parent-style-name="Default">
      <style:table-cell-properties fo:background-color="#cccccc"/>
      <style:text-properties fo:font-size="12pt" fo:font-style="italic" style:font-size-asian="14pt" style:font-size-complex="14pt"/>
    </style:style>
    <style:style style:name="L8" style:family="table-cell" style:parent-style-name="Default">
      <style:table-cell-properties fo:background-color="#cfe7e5"/>
      <style:text-properties fo:font-size="12pt" style:font-size-asian="13pt" style:font-size-complex="13pt"/>
    </style:style>
    <style:style style:name="L9" style:family="table-cell" style:parent-style-name="Default">
      <style:table-cell-properties fo:background-color="#d8ddc4"/>
      <style:text-properties fo:font-size="12pt" fo:font-style="italic" style:font-size-asian="12pt" style:font-size-complex="12pt"/>
    </style:style>
    <style:style style:name="L10" style:family="table-cell" style:parent-style-name="Default">
      <style:table-cell-properties fo:background-color="#e6e6ff"/>
      <style:text-properties fo:font-size="12pt" style:font-size-asian="11pt" style:font-size-complex="11pt"/>
    </style:style>
    <style:style style:name="Mapping" style:family="table-cell" style:parent-style-name="Default">
      <style:table-cell-properties fo:background-color="transparent" fo:wrap-option="wrap" style:vertical-justify="auto"/>
      <style:paragraph-properties css3t:text-justify="auto"/>
      <style:text-properties fo:color="#666666" style:font-name="Verdana" fo:font-size="11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6">06/05/2012</text:date>, <text:time>19:33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3T17:03:47.37</meta:creation-date>
    <dc:date>2012-05-06T19:33:36.33</dc:date>
    <meta:editing-duration>PT6H13M11S</meta:editing-duration>
    <meta:editing-cycles>20</meta:editing-cycles>
    <meta:generator>LibreOffice/3.4$Win32 LibreOffice_project/340m1$Build-103</meta:generator>
    <meta:document-statistic meta:table-count="3" meta:cell-count="420" meta:object-count="0"/>
  </office:meta>
</office:document-meta>
</file>